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4" style:parent-style-name="預設段落字型" style:family="text">
      <style:text-properties style:font-name-asian="標楷體" fo:font-weight="bold" style:font-weight-asian="bold" fo:font-size="20pt" style:font-size-asian="20pt" style:font-size-complex="20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6" style:parent-style-name="預設段落字型" style:family="text">
      <style:text-properties style:font-name-asian="標楷體" fo:font-weight="bold" style:font-weight-asian="bold" fo:font-size="20pt" style:font-size-asian="20pt" style:font-size-complex="20pt"/>
    </style:style>
    <style:style style:name="P7" style:parent-style-name="TITLE-2" style:family="paragraph">
      <style:paragraph-properties fo:text-align="end" fo:margin-bottom="0.125in" fo:line-height="0.3611in" fo:margin-left="0.2756in">
        <style:tab-stops/>
      </style:paragraph-properties>
    </style:style>
    <style:style style:name="P8" style:parent-style-name="內文" style:family="paragraph">
      <style:paragraph-properties style:snap-to-layout-grid="false" fo:text-align="justify" fo:line-height="150%" fo:text-indent="0.3736in"/>
      <style:text-properties style:font-name-asian="標楷體" fo:font-size="14pt" style:font-size-asian="14pt" style:font-size-complex="14pt"/>
    </style:style>
    <style:style style:name="P9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-asian="標楷體" fo:font-size="14pt" style:font-size-asian="14pt" style:font-size-complex="14pt"/>
    </style:style>
    <style:style style:name="P10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-asian="標楷體" fo:font-size="14pt" style:font-size-asian="14pt" style:font-size-complex="14pt"/>
    </style:style>
    <style:style style:name="P11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-asian="標楷體" fo:font-size="14pt" style:font-size-asian="14pt" style:font-size-complex="14pt"/>
    </style:style>
    <style:style style:name="P12" style:parent-style-name="內文" style:family="paragraph">
      <style:paragraph-properties style:snap-to-layout-grid="false" fo:text-align="justify" fo:line-height="150%" fo:margin-left="0.375in">
        <style:tab-stops/>
      </style:paragraph-properties>
      <style:text-properties style:font-name-asian="標楷體" fo:font-size="14pt" style:font-size-asian="14pt" style:font-size-complex="14pt"/>
    </style:style>
    <style:style style:name="TableColumn14" style:family="table-column">
      <style:table-column-properties style:column-width="0.475in"/>
    </style:style>
    <style:style style:name="TableColumn15" style:family="table-column">
      <style:table-column-properties style:column-width="0.3895in"/>
    </style:style>
    <style:style style:name="TableColumn16" style:family="table-column">
      <style:table-column-properties style:column-width="4.8319in"/>
    </style:style>
    <style:style style:name="TableColumn17" style:family="table-column">
      <style:table-column-properties style:column-width="1.0027in"/>
    </style:style>
    <style:style style:name="Table13" style:family="table">
      <style:table-properties style:width="6.6993in" fo:margin-left="0in" table:align="center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/>
    </style:style>
    <style:style style:name="T21" style:parent-style-name="預設段落字型" style:family="text">
      <style:text-properties style:font-name-asian="標楷體"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預設段落字型" style:family="text">
      <style:text-properties style:font-name-asian="標楷體" fo:font-weight="bold" style:font-weight-asian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內文" style:family="paragraph">
      <style:text-properties style:font-name-asian="標楷體" fo:font-weight="bold" style:font-weight-asian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fo:text-align="center"/>
      <style:text-properties style:font-name-asian="標楷體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fo:text-align="center"/>
      <style:text-properties style:font-name-asian="標楷體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5" style:family="table-column">
      <style:table-column-properties style:column-width="0.359in"/>
    </style:style>
    <style:style style:name="TableColumn36" style:family="table-column">
      <style:table-column-properties style:column-width="1.2729in"/>
    </style:style>
    <style:style style:name="TableColumn37" style:family="table-column">
      <style:table-column-properties style:column-width="0.5805in"/>
    </style:style>
    <style:style style:name="TableColumn38" style:family="table-column">
      <style:table-column-properties style:column-width="0.4291in"/>
    </style:style>
    <style:style style:name="TableColumn39" style:family="table-column">
      <style:table-column-properties style:column-width="0.5659in"/>
    </style:style>
    <style:style style:name="TableColumn40" style:family="table-column">
      <style:table-column-properties style:column-width="1.0638in"/>
    </style:style>
    <style:style style:name="TableColumn41" style:family="table-column">
      <style:table-column-properties style:column-width="1.2333in"/>
    </style:style>
    <style:style style:name="Table34" style:family="table">
      <style:table-properties style:width="5.5048in" fo:margin-left="0in" table:align="center"/>
    </style:style>
    <style:style style:name="TableRow42" style:family="table-row">
      <style:table-row-properties style:min-row-height="0.3437in"/>
    </style:style>
    <style:style style:name="TableCell43" style:family="table-cell">
      <style:table-cell-properties fo:border-top="0.0069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4" style:parent-style-name="內文" style:family="paragraph">
      <style:paragraph-properties fo:widows="2" fo:orphans="2"/>
    </style:style>
    <style:style style:name="T45" style:parent-style-name="預設段落字型" style:family="text">
      <style:text-properties style:font-name-asian="標楷體" style:letter-kerning="false" fo:font-size="10pt" style:font-size-asian="10pt"/>
    </style:style>
    <style:style style:name="T46" style:parent-style-name="預設段落字型" style:family="text">
      <style:text-properties style:font-name-asian="標楷體" style:letter-kerning="false" fo:font-size="10pt" style:font-size-asian="10pt"/>
    </style:style>
    <style:style style:name="TableRow47" style:family="table-row">
      <style:table-row-properties style:min-row-height="0.3437in"/>
    </style:style>
    <style:style style:name="TableCell48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49" style:parent-style-name="內文" style:family="paragraph">
      <style:paragraph-properties fo:widows="2" fo:orphans="2"/>
    </style:style>
    <style:style style:name="T50" style:parent-style-name="預設段落字型" style:family="text">
      <style:text-properties style:font-name-asian="標楷體" style:letter-kerning="false" fo:font-size="10pt" style:font-size-asian="10pt"/>
    </style:style>
    <style:style style:name="TableRow51" style:family="table-row">
      <style:table-row-properties style:min-row-height="0.3229in"/>
    </style:style>
    <style:style style:name="TableCell52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53" style:parent-style-name="內文" style:family="paragraph">
      <style:paragraph-properties fo:widows="2" fo:orphans="2"/>
    </style:style>
    <style:style style:name="T54" style:parent-style-name="預設段落字型" style:family="text">
      <style:text-properties style:font-name-asian="標楷體" style:letter-kerning="false" fo:font-size="10pt" style:font-size-asian="10pt"/>
    </style:style>
    <style:style style:name="TableRow55" style:family="table-row">
      <style:table-row-properties style:min-row-height="0.3437in"/>
    </style:style>
    <style:style style:name="TableCell56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 fo:wrap-option="no-wrap"/>
    </style:style>
    <style:style style:name="P57" style:parent-style-name="內文" style:family="paragraph">
      <style:paragraph-properties fo:widows="2" fo:orphans="2"/>
    </style:style>
    <style:style style:name="T58" style:parent-style-name="預設段落字型" style:family="text">
      <style:text-properties style:font-name-asian="標楷體" style:letter-kerning="false" fo:font-size="10pt" style:font-size-asian="10pt"/>
    </style:style>
    <style:style style:name="T59" style:parent-style-name="預設段落字型" style:family="text">
      <style:text-properties style:font-name-asian="標楷體" style:letter-kerning="false" fo:font-size="10pt" style:font-size-asian="10pt"/>
    </style:style>
    <style:style style:name="TableCell60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1" style:parent-style-name="內文" style:family="paragraph">
      <style:paragraph-properties fo:widows="2" fo:orphans="2"/>
    </style:style>
    <style:style style:name="T62" style:parent-style-name="預設段落字型" style:family="text">
      <style:text-properties style:font-name-asian="標楷體" style:letter-kerning="false" fo:font-size="10pt" style:font-size-asian="10pt"/>
    </style:style>
    <style:style style:name="T63" style:parent-style-name="預設段落字型" style:family="text">
      <style:text-properties style:font-name-asian="標楷體" style:letter-kerning="false" fo:font-size="10pt" style:font-size-asian="10pt"/>
    </style:style>
    <style:style style:name="TableRow64" style:family="table-row">
      <style:table-row-properties style:min-row-height="0.3437in"/>
    </style:style>
    <style:style style:name="TableCell65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 fo:wrap-option="no-wrap"/>
    </style:style>
    <style:style style:name="P66" style:parent-style-name="內文" style:family="paragraph">
      <style:paragraph-properties fo:widows="2" fo:orphans="2"/>
    </style:style>
    <style:style style:name="T67" style:parent-style-name="預設段落字型" style:family="text">
      <style:text-properties style:font-name-asian="標楷體" style:letter-kerning="false" fo:font-size="10pt" style:font-size-asian="10pt"/>
    </style:style>
    <style:style style:name="TableCell68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69" style:parent-style-name="內文" style:family="paragraph">
      <style:paragraph-properties fo:widows="2" fo:orphans="2"/>
    </style:style>
    <style:style style:name="T70" style:parent-style-name="預設段落字型" style:family="text">
      <style:text-properties style:font-name-asian="標楷體" style:letter-kerning="false" fo:font-size="10pt" style:font-size-asian="10pt"/>
    </style:style>
    <style:style style:name="T71" style:parent-style-name="預設段落字型" style:family="text">
      <style:text-properties style:font-name-asian="標楷體" style:letter-kerning="false" fo:font-size="10pt" style:font-size-asian="10pt"/>
    </style:style>
    <style:style style:name="TableRow72" style:family="table-row">
      <style:table-row-properties style:min-row-height="0.2215in"/>
    </style:style>
    <style:style style:name="TableCell73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widows="2" fo:orphans="2" fo:text-align="center"/>
    </style:style>
    <style:style style:name="T75" style:parent-style-name="預設段落字型" style:family="text">
      <style:text-properties style:font-name-asian="標楷體" style:letter-kerning="false" fo:font-size="10pt" style:font-size-asian="10pt"/>
    </style:style>
    <style:style style:name="TableCell7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widows="2" fo:orphans="2" fo:text-align="center"/>
    </style:style>
    <style:style style:name="T78" style:parent-style-name="預設段落字型" style:family="text">
      <style:text-properties style:font-name-asian="標楷體" style:letter-kerning="false" fo:font-size="10pt" style:font-size-asian="10pt"/>
    </style:style>
    <style:style style:name="T79" style:parent-style-name="預設段落字型" style:family="text">
      <style:text-properties style:font-name-asian="標楷體" style:letter-kerning="false" fo:font-size="10pt" style:font-size-asian="10pt"/>
    </style:style>
    <style:style style:name="TableCell80" style:family="table-cell">
      <style:table-cell-properties fo:border-top="0.0104in solid #000000" fo:border-left="0.0104in solid #000000" fo:border-bottom="0.0104in solid #000000" fo:border-right="0.0069in solid #000000" fo:background-color="#C0C0C0" style:writing-mode="lr-tb" style:vertical-align="middle" fo:padding-top="0in" fo:padding-left="0.0194in" fo:padding-bottom="0in" fo:padding-right="0.0194in" fo:wrap-option="no-wrap"/>
    </style:style>
    <style:style style:name="P81" style:parent-style-name="內文" style:family="paragraph">
      <style:paragraph-properties fo:widows="2" fo:orphans="2"/>
    </style:style>
    <style:style style:name="T82" style:parent-style-name="預設段落字型" style:family="text">
      <style:text-properties style:font-name-asian="標楷體" style:letter-kerning="false" fo:font-size="10pt" style:font-size-asian="10pt"/>
    </style:style>
    <style:style style:name="T83" style:parent-style-name="預設段落字型" style:family="text">
      <style:text-properties style:font-name-asian="標楷體" style:letter-kerning="false" fo:font-size="10pt" style:font-size-asian="10pt"/>
    </style:style>
    <style:style style:name="T84" style:parent-style-name="預設段落字型" style:family="text">
      <style:text-properties style:font-name-asian="標楷體" style:letter-kerning="false" fo:font-size="10pt" style:font-size-asian="10pt"/>
    </style:style>
    <style:style style:name="T85" style:parent-style-name="預設段落字型" style:family="text">
      <style:text-properties style:font-name-asian="標楷體" style:letter-kerning="false" fo:font-size="10pt" style:font-size-asian="10pt"/>
    </style:style>
    <style:style style:name="TableRow86" style:family="table-row">
      <style:table-row-properties style:min-row-height="0.3229in"/>
    </style:style>
    <style:style style:name="P87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88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8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widows="2" fo:orphans="2"/>
    </style:style>
    <style:style style:name="T91" style:parent-style-name="預設段落字型" style:family="text">
      <style:text-properties style:letter-kerning="false" fo:font-size="10pt" style:font-size-asian="10pt"/>
    </style:style>
    <style:style style:name="T92" style:parent-style-name="預設段落字型" style:family="text">
      <style:text-properties style:letter-kerning="false" style:text-position="sub 65%" fo:font-size="10pt" style:font-size-asian="10pt"/>
    </style:style>
    <style:style style:name="TableCell93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95" style:family="table-row">
      <style:table-row-properties style:min-row-height="0.3472in"/>
    </style:style>
    <style:style style:name="P96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97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9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T99" style:parent-style-name="預設段落字型" style:family="text">
      <style:text-properties style:letter-kerning="false" fo:font-size="10pt" style:font-size-asian="10pt"/>
    </style:style>
    <style:style style:name="T100" style:parent-style-name="預設段落字型" style:family="text">
      <style:text-properties style:letter-kerning="false" style:text-position="sub 65%" fo:font-size="10pt" style:font-size-asian="10pt"/>
    </style:style>
    <style:style style:name="TableCell101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03" style:family="table-row">
      <style:table-row-properties style:min-row-height="0.3472in"/>
    </style:style>
    <style:style style:name="P104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05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0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T107" style:parent-style-name="預設段落字型" style:family="text">
      <style:text-properties style:letter-kerning="false" fo:font-size="10pt" style:font-size-asian="10pt"/>
    </style:style>
    <style:style style:name="T108" style:parent-style-name="預設段落字型" style:family="text">
      <style:text-properties style:letter-kerning="false" style:text-position="sub 65%" fo:font-size="10pt" style:font-size-asian="10pt"/>
    </style:style>
    <style:style style:name="TableCell109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11" style:family="table-row">
      <style:table-row-properties style:min-row-height="0.2812in"/>
    </style:style>
    <style:style style:name="P112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13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1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fo:widows="2" fo:orphans="2"/>
    </style:style>
    <style:style style:name="T116" style:parent-style-name="預設段落字型" style:family="text">
      <style:text-properties style:letter-kerning="false" fo:font-size="10pt" style:font-size-asian="10pt"/>
    </style:style>
    <style:style style:name="T117" style:parent-style-name="預設段落字型" style:family="text">
      <style:text-properties style:letter-kerning="false" style:text-position="sub 65%" fo:font-size="10pt" style:font-size-asian="10pt"/>
    </style:style>
    <style:style style:name="TableCell118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20" style:family="table-row">
      <style:table-row-properties style:min-row-height="0.2812in"/>
    </style:style>
    <style:style style:name="P121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22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2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25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27" style:family="table-row">
      <style:table-row-properties style:min-row-height="0.4104in"/>
    </style:style>
    <style:style style:name="P128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widows="2" fo:orphans="2" fo:text-align="center"/>
    </style:style>
    <style:style style:name="T131" style:parent-style-name="預設段落字型" style:family="text">
      <style:text-properties style:font-name-asian="標楷體" style:letter-kerning="false" fo:font-size="10pt" style:font-size-asian="10pt"/>
    </style:style>
    <style:style style:name="T132" style:parent-style-name="預設段落字型" style:family="text">
      <style:text-properties style:font-name-asian="標楷體" style:letter-kerning="false" fo:font-size="10pt" style:font-size-asian="10pt"/>
    </style:style>
    <style:style style:name="TableCell133" style:family="table-cell">
      <style:table-cell-properties fo:border="0.0104in solid #000000" fo:background-color="#C0C0C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widows="2" fo:orphans="2" fo:text-align="center"/>
    </style:style>
    <style:style style:name="T135" style:parent-style-name="預設段落字型" style:family="text">
      <style:text-properties style:font-name-asian="標楷體" style:letter-kerning="false" fo:font-size="10pt" style:font-size-asian="10pt"/>
    </style:style>
    <style:style style:name="TableCell136" style:family="table-cell">
      <style:table-cell-properties fo:border="0.0104in solid #000000" fo:background-color="#C0C0C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widows="2" fo:orphans="2" fo:text-align="center"/>
    </style:style>
    <style:style style:name="T138" style:parent-style-name="預設段落字型" style:family="text">
      <style:text-properties style:font-name-asian="標楷體" style:letter-kerning="false" fo:font-size="10pt" style:font-size-asian="10pt"/>
    </style:style>
    <style:style style:name="T139" style:parent-style-name="預設段落字型" style:family="text">
      <style:text-properties style:font-name-asian="標楷體" style:letter-kerning="false" fo:font-size="10pt" style:font-size-asian="10pt"/>
    </style:style>
    <style:style style:name="T140" style:parent-style-name="預設段落字型" style:family="text">
      <style:text-properties style:font-name-asian="標楷體" style:letter-kerning="false" fo:font-size="10pt" style:font-size-asian="10pt"/>
    </style:style>
    <style:style style:name="T141" style:parent-style-name="預設段落字型" style:family="text">
      <style:text-properties style:font-name-asian="標楷體" style:letter-kerning="false" fo:font-size="10pt" style:font-size-asian="10pt"/>
    </style:style>
    <style:style style:name="TableCell142" style:family="table-cell">
      <style:table-cell-properties fo:border="0.0104in solid #000000" fo:background-color="#C0C0C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widows="2" fo:orphans="2" fo:text-align="center"/>
    </style:style>
    <style:style style:name="T144" style:parent-style-name="預設段落字型" style:family="text">
      <style:text-properties style:font-name-asian="標楷體" style:letter-kerning="false" fo:font-size="10pt" style:font-size-asian="10pt"/>
    </style:style>
    <style:style style:name="T145" style:parent-style-name="預設段落字型" style:family="text">
      <style:text-properties style:font-name-asian="標楷體" style:letter-kerning="false" fo:font-size="10pt" style:font-size-asian="10pt"/>
    </style:style>
    <style:style style:name="T146" style:parent-style-name="預設段落字型" style:family="text">
      <style:text-properties style:font-name-asian="標楷體" style:letter-kerning="false" fo:font-size="10pt" style:font-size-asian="10pt"/>
    </style:style>
    <style:style style:name="T147" style:parent-style-name="預設段落字型" style:family="text">
      <style:text-properties style:font-name-asian="標楷體" style:letter-kerning="false" fo:font-size="10pt" style:font-size-asian="10pt"/>
    </style:style>
    <style:style style:name="TableCell148" style:family="table-cell">
      <style:table-cell-properties fo:border-top="0.0104in solid #000000" fo:border-left="0.0104in solid #000000" fo:border-bottom="0.0104in solid #000000" fo:border-right="0.0069in solid #000000" fo:background-color="#C0C0C0" style:writing-mode="lr-tb" style:vertical-align="middle" fo:padding-top="0in" fo:padding-left="0.0194in" fo:padding-bottom="0in" fo:padding-right="0.0194in" fo:wrap-option="no-wrap"/>
    </style:style>
    <style:style style:name="P149" style:parent-style-name="內文" style:family="paragraph">
      <style:paragraph-properties fo:widows="2" fo:orphans="2" fo:text-align="center"/>
    </style:style>
    <style:style style:name="T150" style:parent-style-name="預設段落字型" style:family="text">
      <style:text-properties style:font-name-asian="標楷體" style:letter-kerning="false" fo:font-size="10pt" style:font-size-asian="10pt"/>
    </style:style>
    <style:style style:name="T151" style:parent-style-name="預設段落字型" style:family="text">
      <style:text-properties style:font-name-asian="標楷體" style:letter-kerning="false" fo:font-size="10pt" style:font-size-asian="10pt"/>
    </style:style>
    <style:style style:name="TableRow152" style:family="table-row">
      <style:table-row-properties style:min-row-height="0.3229in"/>
    </style:style>
    <style:style style:name="P153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54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5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6" style:parent-style-name="內文" style:family="paragraph">
      <style:paragraph-properties fo:widows="2" fo:orphans="2"/>
    </style:style>
    <style:style style:name="T157" style:parent-style-name="預設段落字型" style:family="text">
      <style:text-properties style:letter-kerning="false" fo:font-size="10pt" style:font-size-asian="10pt"/>
    </style:style>
    <style:style style:name="T158" style:parent-style-name="預設段落字型" style:family="text">
      <style:text-properties style:letter-kerning="false" style:text-position="sub 65%" fo:font-size="10pt" style:font-size-asian="10pt"/>
    </style:style>
    <style:style style:name="TableCell15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16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163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64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65" style:family="table-row">
      <style:table-row-properties style:min-row-height="0.2402in"/>
    </style:style>
    <style:style style:name="P166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67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widows="2" fo:orphans="2"/>
    </style:style>
    <style:style style:name="T170" style:parent-style-name="預設段落字型" style:family="text">
      <style:text-properties style:letter-kerning="false" fo:font-size="10pt" style:font-size-asian="10pt"/>
    </style:style>
    <style:style style:name="T171" style:parent-style-name="預設段落字型" style:family="text">
      <style:text-properties style:letter-kerning="false" style:text-position="sub 65%" fo:font-size="10pt" style:font-size-asian="10pt"/>
    </style:style>
    <style:style style:name="TableCell17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1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176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77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78" style:family="table-row">
      <style:table-row-properties style:min-row-height="0.184in"/>
    </style:style>
    <style:style style:name="P179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80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widows="2" fo:orphans="2"/>
    </style:style>
    <style:style style:name="T183" style:parent-style-name="預設段落字型" style:family="text">
      <style:text-properties style:letter-kerning="false" fo:font-size="10pt" style:font-size-asian="10pt"/>
    </style:style>
    <style:style style:name="T184" style:parent-style-name="預設段落字型" style:family="text">
      <style:text-properties style:letter-kerning="false" style:text-position="sub 65%" fo:font-size="10pt" style:font-size-asian="10pt"/>
    </style:style>
    <style:style style:name="TableCell18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18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189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190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191" style:family="table-row">
      <style:table-row-properties style:min-row-height="0.1305in"/>
    </style:style>
    <style:style style:name="P192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193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19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widows="2" fo:orphans="2"/>
    </style:style>
    <style:style style:name="T196" style:parent-style-name="預設段落字型" style:family="text">
      <style:text-properties style:letter-kerning="false" fo:font-size="10pt" style:font-size-asian="10pt"/>
    </style:style>
    <style:style style:name="T197" style:parent-style-name="預設段落字型" style:family="text">
      <style:text-properties style:letter-kerning="false" style:text-position="sub 65%" fo:font-size="10pt" style:font-size-asian="10pt"/>
    </style:style>
    <style:style style:name="TableCell19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20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202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03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204" style:family="table-row">
      <style:table-row-properties style:min-row-height="0.2055in"/>
    </style:style>
    <style:style style:name="P205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P206" style:parent-style-name="內文" style:family="paragraph">
      <style:paragraph-properties fo:widows="2" fo:orphans="2"/>
      <style:text-properties style:font-name-asian="標楷體" style:letter-kerning="false" fo:font-size="10pt" style:font-size-asian="10pt"/>
    </style:style>
    <style:style style:name="TableCell20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widows="2" fo:orphans="2"/>
    </style:style>
    <style:style style:name="T209" style:parent-style-name="預設段落字型" style:family="text">
      <style:text-properties style:font-name-asian="標楷體" style:letter-kerning="false" fo:font-size="10pt" style:font-size-asian="10pt"/>
    </style:style>
    <style:style style:name="TableCell21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21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Cell214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15" style:parent-style-name="內文" style:family="paragraph">
      <style:paragraph-properties fo:widows="2" fo:orphans="2"/>
      <style:text-properties style:letter-kerning="false" fo:font-size="10pt" style:font-size-asian="10pt"/>
    </style:style>
    <style:style style:name="TableRow216" style:family="table-row">
      <style:table-row-properties style:min-row-height="0.2916in"/>
    </style:style>
    <style:style style:name="TableCell217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18" style:parent-style-name="內文" style:family="paragraph">
      <style:paragraph-properties fo:widows="2" fo:orphans="2"/>
    </style:style>
    <style:style style:name="T219" style:parent-style-name="預設段落字型" style:family="text">
      <style:text-properties style:font-name-asian="標楷體" style:letter-kerning="false" fo:font-size="10pt" style:font-size-asian="10pt"/>
    </style:style>
    <style:style style:name="TableRow220" style:family="table-row">
      <style:table-row-properties style:min-row-height="0.2916in"/>
    </style:style>
    <style:style style:name="TableCell221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22" style:parent-style-name="內文" style:family="paragraph">
      <style:paragraph-properties fo:widows="2" fo:orphans="2"/>
    </style:style>
    <style:style style:name="T223" style:parent-style-name="預設段落字型" style:family="text">
      <style:text-properties style:font-name-asian="標楷體" style:letter-kerning="false" fo:font-size="10pt" style:font-size-asian="10pt"/>
    </style:style>
    <style:style style:name="T224" style:parent-style-name="預設段落字型" style:family="text">
      <style:text-properties style:font-name-asian="標楷體" style:letter-kerning="false" fo:font-size="10pt" style:font-size-asian="10pt"/>
    </style:style>
    <style:style style:name="T225" style:parent-style-name="預設段落字型" style:family="text">
      <style:text-properties style:font-name-asian="標楷體" style:letter-kerning="false" fo:font-size="10pt" style:font-size-asian="10pt"/>
    </style:style>
    <style:style style:name="T226" style:parent-style-name="預設段落字型" style:family="text">
      <style:text-properties style:font-name-asian="標楷體" fo:font-size="10pt" style:font-size-asian="10pt" style:font-size-complex="10pt"/>
    </style:style>
    <style:style style:name="T227" style:parent-style-name="預設段落字型" style:family="text">
      <style:text-properties style:font-name-asian="標楷體" fo:font-size="10pt" style:font-size-asian="10pt" style:font-size-complex="10pt"/>
    </style:style>
    <style:style style:name="T228" style:parent-style-name="預設段落字型" style:family="text">
      <style:text-properties style:font-name-asian="標楷體" fo:font-size="10pt" style:font-size-asian="10pt" style:font-size-complex="10pt"/>
    </style:style>
    <style:style style:name="T229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230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ableRow231" style:family="table-row">
      <style:table-row-properties style:min-row-height="0.2916in"/>
    </style:style>
    <style:style style:name="TableCell232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33" style:parent-style-name="內文" style:family="paragraph">
      <style:paragraph-properties fo:widows="2" fo:orphans="2"/>
    </style:style>
    <style:style style:name="T234" style:parent-style-name="預設段落字型" style:family="text">
      <style:text-properties style:font-name-asian="標楷體" style:letter-kerning="false" fo:font-size="10pt" style:font-size-asian="10pt"/>
    </style:style>
    <style:style style:name="P235" style:parent-style-name="內文" style:family="paragraph">
      <style:paragraph-properties fo:widows="2" fo:orphans="2"/>
    </style:style>
    <style:style style:name="T236" style:parent-style-name="預設段落字型" style:family="text">
      <style:text-properties style:font-name-asian="標楷體" fo:font-size="10pt" style:font-size-asian="10pt" style:font-size-complex="10pt"/>
    </style:style>
    <style:style style:name="T237" style:parent-style-name="預設段落字型" style:family="text">
      <style:text-properties style:font-name-asian="標楷體" style:text-position="sub 65%" fo:font-size="10pt" style:font-size-asian="10pt" style:font-size-complex="10pt"/>
    </style:style>
    <style:style style:name="T238" style:parent-style-name="預設段落字型" style:family="text">
      <style:text-properties style:font-name-asian="標楷體" fo:font-size="10pt" style:font-size-asian="10pt" style:font-size-complex="10pt"/>
    </style:style>
    <style:style style:name="T239" style:parent-style-name="預設段落字型" style:family="text">
      <style:text-properties style:font-name-asian="標楷體" style:text-position="sub 65%" fo:font-size="10pt" style:font-size-asian="10pt" style:font-size-complex="10pt"/>
    </style:style>
    <style:style style:name="T240" style:parent-style-name="預設段落字型" style:family="text">
      <style:text-properties style:font-name-asian="標楷體" fo:font-size="10pt" style:font-size-asian="10pt" style:font-size-complex="10pt"/>
    </style:style>
    <style:style style:name="T241" style:parent-style-name="預設段落字型" style:family="text">
      <style:text-properties style:font-name-asian="標楷體" style:text-position="sub 65%" fo:font-size="10pt" style:font-size-asian="10pt" style:font-size-complex="10pt"/>
    </style:style>
    <style:style style:name="T242" style:parent-style-name="預設段落字型" style:family="text">
      <style:text-properties style:font-name-asian="標楷體" fo:font-size="10pt" style:font-size-asian="10pt" style:font-size-complex="10pt"/>
    </style:style>
    <style:style style:name="T243" style:parent-style-name="預設段落字型" style:family="text">
      <style:text-properties style:font-name-asian="標楷體" style:text-position="sub 65%" fo:font-size="10pt" style:font-size-asian="10pt" style:font-size-complex="10pt"/>
    </style:style>
    <style:style style:name="T244" style:parent-style-name="預設段落字型" style:family="text">
      <style:text-properties style:font-name-asian="標楷體" fo:font-size="10pt" style:font-size-asian="10pt" style:font-size-complex="10pt"/>
    </style:style>
    <style:style style:name="TableRow245" style:family="table-row">
      <style:table-row-properties style:min-row-height="0.2916in"/>
    </style:style>
    <style:style style:name="TableCell246" style:family="table-cell">
      <style:table-cell-properties fo:border-top="0.010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 fo:wrap-option="no-wrap"/>
    </style:style>
    <style:style style:name="P247" style:parent-style-name="內文" style:family="paragraph">
      <style:paragraph-properties fo:widows="2" fo:orphans="2"/>
    </style:style>
    <style:style style:name="T248" style:parent-style-name="預設段落字型" style:family="text">
      <style:text-properties style:font-name-asian="標楷體" style:letter-kerning="false" fo:font-size="10pt" style:font-size-asian="10pt"/>
    </style:style>
    <style:style style:name="T249" style:parent-style-name="預設段落字型" style:family="text">
      <style:text-properties style:font-name-asian="標楷體" style:letter-kerning="false" fo:font-size="10pt" style:font-size-asian="10pt"/>
    </style:style>
    <style:style style:name="T250" style:parent-style-name="預設段落字型" style:family="text">
      <style:text-properties style:font-name-asian="標楷體" style:letter-kerning="false" fo:font-size="10pt" style:font-size-asian="10pt"/>
    </style:style>
    <style:style style:name="T251" style:parent-style-name="預設段落字型" style:family="text">
      <style:text-properties style:font-name-asian="標楷體" style:letter-kerning="false" fo:font-size="10pt" style:font-size-asian="10pt"/>
    </style:style>
    <style:style style:name="T252" style:parent-style-name="預設段落字型" style:family="text">
      <style:text-properties style:font-name-asian="標楷體" style:letter-kerning="false" fo:font-size="10pt" style:font-size-asian="10pt"/>
    </style:style>
    <style:style style:name="T253" style:parent-style-name="預設段落字型" style:family="text">
      <style:text-properties style:font-name-asian="標楷體" style:letter-kerning="false" fo:font-size="10pt" style:font-size-asian="10pt"/>
    </style:style>
    <style:style style:name="T254" style:parent-style-name="預設段落字型" style:family="text">
      <style:text-properties style:font-name-asian="標楷體" style:letter-kerning="false" fo:font-size="10pt" style:font-size-asian="10pt"/>
    </style:style>
    <style:style style:name="P255" style:parent-style-name="內文" style:family="paragraph">
      <style:text-properties style:font-name-asian="標楷體" fo:font-weight="bold" style:font-weight-asian="bold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262" style:parent-style-name="預設段落字型" style:family="text">
      <style:text-properties style:font-name-asian="標楷體" fo:font-weight="bold" style:font-weight-asian="bold"/>
    </style:style>
    <style:style style:name="T263" style:parent-style-name="預設段落字型" style:family="text">
      <style:text-properties style:font-name-asian="標楷體" fo:font-weight="bold" style:font-weight-asian="bold"/>
    </style:style>
    <style:style style:name="T264" style:parent-style-name="預設段落字型" style:family="text">
      <style:text-properties style:font-name-asian="標楷體" fo:font-weight="bold" style:font-weight-asian="bold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266" style:parent-style-name="預設段落字型" style:family="text">
      <style:text-properties style:font-name-asian="標楷體" fo:font-weight="bold" style:font-weight-asian="bold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內文" style:family="paragraph">
      <style:paragraph-properties fo:text-align="center"/>
      <style:text-properties style:font-name-asian="標楷體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內文" style:family="paragraph">
      <style:paragraph-properties fo:text-align="center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273" style:parent-style-name="預設段落字型" style:family="text">
      <style:text-properties style:font-name-asian="標楷體"/>
    </style:style>
    <style:style style:name="T274" style:parent-style-name="預設段落字型" style:family="text">
      <style:text-properties style:font-name-asian="標楷體"/>
    </style:style>
    <style:style style:name="P275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P276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P277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P278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P279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P280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P281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內文" style:family="paragraph">
      <style:text-properties style:font-name-asian="標楷體" fo:font-weight="bold" style:font-weight-asian="bold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預設段落字型" style:family="text">
      <style:text-properties style:font-name-asian="標楷體" fo:font-weight="bold" style:font-weight-asian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292" style:parent-style-name="預設段落字型" style:family="text">
      <style:text-properties style:font-name-asian="標楷體" fo:font-weight="bold" style:font-weight-asian="bold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內文" style:family="paragraph">
      <style:paragraph-properties fo:text-align="center"/>
      <style:text-properties style:font-name-asian="標楷體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內文" style:family="paragraph">
      <style:paragraph-properties fo:text-align="center"/>
      <style:text-properties style:font-name-asian="標楷體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299" style:parent-style-name="預設段落字型" style:family="text">
      <style:text-properties style:font-name-asian="標楷體"/>
    </style:style>
    <style:style style:name="T300" style:parent-style-name="預設段落字型" style:family="text">
      <style:text-properties style:font-name-asian="標楷體"/>
    </style:style>
    <style:style style:name="T301" style:parent-style-name="預設段落字型" style:family="text">
      <style:text-properties style:font-name-asian="標楷體" fo:font-weight="bold" style:font-weight-asian="bold"/>
    </style:style>
    <style:style style:name="T302" style:parent-style-name="預設段落字型" style:family="text">
      <style:text-properties style:font-name-asian="標楷體"/>
    </style:style>
    <style:style style:name="T303" style:parent-style-name="預設段落字型" style:family="text">
      <style:text-properties style:font-name-asian="標楷體"/>
    </style:style>
    <style:style style:name="T304" style:parent-style-name="預設段落字型" style:family="text">
      <style:text-properties style:font-name-asian="標楷體"/>
    </style:style>
    <style:style style:name="P305" style:parent-style-name="內文" style:family="paragraph">
      <style:paragraph-properties fo:margin-left="0.1666in">
        <style:tab-stops/>
      </style:paragraph-properties>
    </style:style>
    <style:style style:name="T306" style:parent-style-name="預設段落字型" style:family="text">
      <style:text-properties style:font-name-asian="標楷體"/>
    </style:style>
    <style:style style:name="T307" style:parent-style-name="預設段落字型" style:family="text">
      <style:text-properties style:font-name-asian="標楷體"/>
    </style:style>
    <style:style style:name="P308" style:parent-style-name="內文" style:family="paragraph">
      <style:paragraph-properties fo:margin-left="0.1666in">
        <style:tab-stops/>
      </style:paragraph-properties>
    </style:style>
    <style:style style:name="T309" style:parent-style-name="預設段落字型" style:family="text">
      <style:text-properties style:font-name-asian="標楷體"/>
    </style:style>
    <style:style style:name="T310" style:parent-style-name="預設段落字型" style:family="text">
      <style:text-properties style:font-name-asian="標楷體"/>
    </style:style>
    <style:style style:name="T311" style:parent-style-name="預設段落字型" style:family="text">
      <style:text-properties style:font-name-asian="標楷體"/>
    </style:style>
    <style:style style:name="T312" style:parent-style-name="預設段落字型" style:family="text">
      <style:text-properties style:font-name-asian="標楷體"/>
    </style:style>
    <style:style style:name="P313" style:parent-style-name="內文" style:family="paragraph">
      <style:paragraph-properties fo:margin-left="0.1666in">
        <style:tab-stops/>
      </style:paragraph-properties>
    </style:style>
    <style:style style:name="T314" style:parent-style-name="預設段落字型" style:family="text">
      <style:text-properties style:font-name-asian="標楷體"/>
    </style:style>
    <style:style style:name="T315" style:parent-style-name="預設段落字型" style:family="text">
      <style:text-properties style:font-name-asian="標楷體"/>
    </style:style>
    <style:style style:name="P316" style:parent-style-name="內文" style:family="paragraph">
      <style:paragraph-properties fo:margin-left="0.1666in">
        <style:tab-stops/>
      </style:paragraph-properties>
    </style:style>
    <style:style style:name="T317" style:parent-style-name="預設段落字型" style:family="text">
      <style:text-properties style:font-name-asian="標楷體"/>
    </style:style>
    <style:style style:name="T318" style:parent-style-name="預設段落字型" style:family="text">
      <style:text-properties style:font-name-asian="標楷體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內文" style:family="paragraph">
      <style:text-properties style:font-name-asian="標楷體" fo:font-weight="bold" style:font-weight-asian="bold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327" style:parent-style-name="預設段落字型" style:family="text">
      <style:text-properties style:font-name-asian="標楷體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329" style:parent-style-name="預設段落字型" style:family="text">
      <style:text-properties style:font-name-asian="標楷體" fo:font-weight="bold" style:font-weight-asian="bold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內文" style:family="paragraph">
      <style:paragraph-properties fo:text-align="center"/>
      <style:text-properties style:font-name-asian="標楷體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內文" style:family="paragraph">
      <style:paragraph-properties fo:text-align="center"/>
      <style:text-properties style:font-name-asian="標楷體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T336" style:parent-style-name="預設段落字型" style:family="text">
      <style:text-properties style:font-name-asian="標楷體"/>
    </style:style>
    <style:style style:name="T337" style:parent-style-name="預設段落字型" style:family="text">
      <style:text-properties style:font-name-asian="標楷體"/>
    </style:style>
    <style:style style:name="P338" style:parent-style-name="內文" style:family="paragraph">
      <style:paragraph-properties fo:margin-left="0.1666in" fo:text-indent="0.0069in">
        <style:tab-stops/>
      </style:paragraph-properties>
    </style:style>
    <style:style style:name="T339" style:parent-style-name="預設段落字型" style:family="text">
      <style:text-properties style:font-name-asian="標楷體"/>
    </style:style>
    <style:style style:name="T340" style:parent-style-name="預設段落字型" style:family="text">
      <style:text-properties style:font-name-asian="標楷體"/>
    </style:style>
    <style:style style:name="T341" style:parent-style-name="預設段落字型" style:family="text">
      <style:text-properties style:font-name-asian="標楷體"/>
    </style:style>
    <style:style style:name="T342" style:parent-style-name="預設段落字型" style:family="text">
      <style:text-properties style:font-name-asian="標楷體"/>
    </style:style>
    <style:style style:name="T343" style:parent-style-name="預設段落字型" style:family="text">
      <style:text-properties style:font-name-asian="標楷體" fo:font-weight="bold" style:font-weight-asian="bold"/>
    </style:style>
    <style:style style:name="T344" style:parent-style-name="預設段落字型" style:family="text">
      <style:text-properties style:font-name-asian="標楷體" fo:font-weight="bold" style:font-weight-asian="bold"/>
    </style:style>
    <style:style style:name="T345" style:parent-style-name="預設段落字型" style:family="text">
      <style:text-properties style:font-name-asian="標楷體"/>
    </style:style>
    <style:style style:name="P346" style:parent-style-name="內文" style:family="paragraph">
      <style:paragraph-properties fo:margin-left="0.1666in" fo:text-indent="0.0069in">
        <style:tab-stops/>
      </style:paragraph-properties>
    </style:style>
    <style:style style:name="T347" style:parent-style-name="預設段落字型" style:family="text">
      <style:text-properties style:font-name-asian="標楷體"/>
    </style:style>
    <style:style style:name="T348" style:parent-style-name="預設段落字型" style:family="text">
      <style:text-properties style:font-name-asian="標楷體"/>
    </style:style>
    <style:style style:name="T349" style:parent-style-name="預設段落字型" style:family="text">
      <style:text-properties style:font-name-asian="標楷體"/>
    </style:style>
    <style:style style:name="T350" style:parent-style-name="預設段落字型" style:family="text">
      <style:text-properties style:font-name-asian="標楷體"/>
    </style:style>
    <style:style style:name="T351" style:parent-style-name="預設段落字型" style:family="text">
      <style:text-properties style:font-name-asian="標楷體" fo:font-weight="bold" style:font-weight-asian="bold"/>
    </style:style>
    <style:style style:name="T352" style:parent-style-name="預設段落字型" style:family="text">
      <style:text-properties style:font-name-asian="標楷體" fo:font-weight="bold" style:font-weight-asian="bold"/>
    </style:style>
    <style:style style:name="T353" style:parent-style-name="預設段落字型" style:family="text">
      <style:text-properties style:font-name-asian="標楷體"/>
    </style:style>
    <style:style style:name="P354" style:parent-style-name="內文" style:family="paragraph">
      <style:paragraph-properties fo:margin-left="0.1666in" fo:text-indent="0.0069in">
        <style:tab-stops/>
      </style:paragraph-properties>
    </style:style>
    <style:style style:name="T355" style:parent-style-name="預設段落字型" style:family="text">
      <style:text-properties style:font-name-asian="標楷體"/>
    </style:style>
    <style:style style:name="T356" style:parent-style-name="預設段落字型" style:family="text">
      <style:text-properties style:font-name-asian="標楷體"/>
    </style:style>
    <style:style style:name="T357" style:parent-style-name="預設段落字型" style:family="text">
      <style:text-properties style:font-name-asian="標楷體"/>
    </style:style>
    <style:style style:name="T358" style:parent-style-name="預設段落字型" style:family="text">
      <style:text-properties style:font-name-asian="標楷體"/>
    </style:style>
    <style:style style:name="T359" style:parent-style-name="預設段落字型" style:family="text">
      <style:text-properties style:font-name-asian="標楷體"/>
    </style:style>
    <style:style style:name="T360" style:parent-style-name="預設段落字型" style:family="text">
      <style:text-properties style:font-name-asian="標楷體"/>
    </style:style>
    <style:style style:name="T361" style:parent-style-name="預設段落字型" style:family="text">
      <style:text-properties style:font-name-asian="標楷體" fo:font-weight="bold" style:font-weight-asian="bold"/>
    </style:style>
    <style:style style:name="T362" style:parent-style-name="預設段落字型" style:family="text">
      <style:text-properties style:font-name-asian="標楷體" fo:font-weight="bold" style:font-weight-asian="bold"/>
    </style:style>
    <style:style style:name="T363" style:parent-style-name="預設段落字型" style:family="text">
      <style:text-properties style:font-name-asian="標楷體"/>
    </style:style>
    <style:style style:name="P364" style:parent-style-name="內文" style:family="paragraph">
      <style:paragraph-properties fo:margin-left="0.1666in" fo:text-indent="0.0069in">
        <style:tab-stops/>
      </style:paragraph-properties>
    </style:style>
    <style:style style:name="T365" style:parent-style-name="預設段落字型" style:family="text">
      <style:text-properties style:font-name-asian="標楷體"/>
    </style:style>
    <style:style style:name="T366" style:parent-style-name="預設段落字型" style:family="text">
      <style:text-properties style:font-name-asian="標楷體"/>
    </style:style>
    <style:style style:name="T367" style:parent-style-name="預設段落字型" style:family="text">
      <style:text-properties style:font-name-asian="標楷體"/>
    </style:style>
    <style:style style:name="T368" style:parent-style-name="預設段落字型" style:family="text">
      <style:text-properties style:font-name-asian="標楷體"/>
    </style:style>
    <style:style style:name="T369" style:parent-style-name="預設段落字型" style:family="text">
      <style:text-properties style:font-name-asian="標楷體" fo:font-weight="bold" style:font-weight-asian="bold"/>
    </style:style>
    <style:style style:name="T370" style:parent-style-name="預設段落字型" style:family="text">
      <style:text-properties style:font-name-asian="標楷體" fo:font-weight="bold" style:font-weight-asian="bold"/>
    </style:style>
    <style:style style:name="T371" style:parent-style-name="預設段落字型" style:family="text">
      <style:text-properties style:font-name-asian="標楷體"/>
    </style:style>
    <style:style style:name="P372" style:parent-style-name="內文" style:family="paragraph">
      <style:paragraph-properties fo:margin-left="0.1666in" fo:text-indent="-0.1666in">
        <style:tab-stops/>
      </style:paragraph-properties>
    </style:style>
    <style:style style:name="T373" style:parent-style-name="預設段落字型" style:family="text">
      <style:text-properties style:font-name-asian="標楷體"/>
    </style:style>
    <style:style style:name="T374" style:parent-style-name="預設段落字型" style:family="text">
      <style:text-properties style:font-name-asian="標楷體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內文" style:family="paragraph">
      <style:text-properties style:font-name-asian="標楷體" fo:font-weight="bold" style:font-weight-asian="bold"/>
    </style:style>
    <style:style style:name="P377" style:parent-style-name="內文" style:family="paragraph">
      <style:text-properties style:font-name-asian="標楷體" fo:font-weight="bold" style:font-weight-asian="bold"/>
    </style:style>
    <style:style style:name="P378" style:parent-style-name="內文" style:family="paragraph">
      <style:text-properties style:font-name-asian="標楷體" fo:font-weight="bold" style:font-weight-asian="bold"/>
    </style:style>
    <style:style style:name="P379" style:parent-style-name="內文" style:family="paragraph">
      <style:text-properties style:font-name-asian="標楷體" fo:font-weight="bold" style:font-weight-asian="bold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T386" style:parent-style-name="預設段落字型" style:family="text">
      <style:text-properties style:font-name-asian="標楷體" fo:font-weight="bold" style:font-weight-asian="bold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T388" style:parent-style-name="預設段落字型" style:family="text">
      <style:text-properties style:font-name-asian="標楷體" fo:font-weight="bold" style:font-weight-asian="bold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內文" style:family="paragraph">
      <style:paragraph-properties fo:text-align="center"/>
      <style:text-properties style:font-name-asian="標楷體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內文" style:family="paragraph">
      <style:paragraph-properties fo:text-align="center"/>
      <style:text-properties style:font-name-asian="標楷體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內文" style:family="paragraph">
      <style:paragraph-properties fo:margin-left="0.2215in" fo:text-indent="-0.2215in">
        <style:tab-stops/>
      </style:paragraph-properties>
    </style:style>
    <style:style style:name="T396" style:parent-style-name="預設段落字型" style:family="text">
      <style:text-properties style:font-name-asian="標楷體"/>
    </style:style>
    <style:style style:name="T397" style:parent-style-name="預設段落字型" style:family="text">
      <style:text-properties style:font-name-asian="標楷體"/>
    </style:style>
    <style:style style:name="T398" style:parent-style-name="預設段落字型" style:family="text">
      <style:text-properties style:font-name-asian="標楷體"/>
    </style:style>
    <style:style style:name="T399" style:parent-style-name="預設段落字型" style:family="text">
      <style:text-properties style:font-name-asian="標楷體"/>
    </style:style>
    <style:style style:name="T400" style:parent-style-name="預設段落字型" style:family="text">
      <style:text-properties style:font-name-asian="標楷體"/>
    </style:style>
    <style:style style:name="T401" style:parent-style-name="預設段落字型" style:family="text">
      <style:text-properties style:font-name-asian="標楷體"/>
    </style:style>
    <style:style style:name="T402" style:parent-style-name="預設段落字型" style:family="text">
      <style:text-properties style:font-name-asian="標楷體"/>
    </style:style>
    <style:style style:name="T40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04" style:parent-style-name="預設段落字型" style:family="text">
      <style:text-properties style:font-name-asian="標楷體"/>
    </style:style>
    <style:style style:name="T405" style:parent-style-name="預設段落字型" style:family="text">
      <style:text-properties style:font-name-asian="標楷體"/>
    </style:style>
    <style:style style:name="P406" style:parent-style-name="內文" style:family="paragraph">
      <style:paragraph-properties fo:margin-left="0.2215in" fo:text-indent="-0.2215in">
        <style:tab-stops/>
      </style:paragraph-properties>
    </style:style>
    <style:style style:name="T407" style:parent-style-name="預設段落字型" style:family="text">
      <style:text-properties style:font-name-asian="標楷體"/>
    </style:style>
    <style:style style:name="T408" style:parent-style-name="預設段落字型" style:family="text">
      <style:text-properties style:font-name-asian="標楷體"/>
    </style:style>
    <style:style style:name="T409" style:parent-style-name="預設段落字型" style:family="text">
      <style:text-properties style:font-name-asian="標楷體"/>
    </style:style>
    <style:style style:name="T410" style:parent-style-name="預設段落字型" style:family="text">
      <style:text-properties style:font-name-asian="標楷體"/>
    </style:style>
    <style:style style:name="T411" style:parent-style-name="預設段落字型" style:family="text">
      <style:text-properties style:font-name-asian="標楷體"/>
    </style:style>
    <style:style style:name="T412" style:parent-style-name="預設段落字型" style:family="text">
      <style:text-properties style:font-name-asian="標楷體"/>
    </style:style>
    <style:style style:name="T413" style:parent-style-name="預設段落字型" style:family="text">
      <style:text-properties style:font-name-asian="標楷體"/>
    </style:style>
    <style:style style:name="T414" style:parent-style-name="預設段落字型" style:family="text">
      <style:text-properties style:font-name-asian="標楷體"/>
    </style:style>
    <style:style style:name="T415" style:parent-style-name="預設段落字型" style:family="text">
      <style:text-properties style:font-name-asian="標楷體"/>
    </style:style>
    <style:style style:name="T416" style:parent-style-name="預設段落字型" style:family="text">
      <style:text-properties style:font-name-asian="標楷體"/>
    </style:style>
    <style:style style:name="P417" style:parent-style-name="內文" style:family="paragraph">
      <style:paragraph-properties fo:margin-left="0.2215in" fo:text-indent="-0.2215in">
        <style:tab-stops/>
      </style:paragraph-properties>
    </style:style>
    <style:style style:name="T418" style:parent-style-name="預設段落字型" style:family="text">
      <style:text-properties style:font-name-asian="標楷體"/>
    </style:style>
    <style:style style:name="P419" style:parent-style-name="內文" style:family="paragraph">
      <style:paragraph-properties fo:margin-left="0.2215in" fo:text-indent="-0.2215in">
        <style:tab-stops/>
      </style:paragraph-properties>
    </style:style>
    <style:style style:name="T420" style:parent-style-name="預設段落字型" style:family="text">
      <style:text-properties style:font-name-asian="標楷體"/>
    </style:style>
    <style:style style:name="T421" style:parent-style-name="預設段落字型" style:family="text">
      <style:text-properties style:font-name-asian="標楷體"/>
    </style:style>
    <style:style style:name="T422" style:parent-style-name="預設段落字型" style:family="text">
      <style:text-properties style:font-name-asian="標楷體"/>
    </style:style>
    <style:style style:name="T423" style:parent-style-name="預設段落字型" style:family="text">
      <style:text-properties style:font-name-asian="標楷體"/>
    </style:style>
    <style:style style:name="T424" style:parent-style-name="預設段落字型" style:family="text">
      <style:text-properties style:font-name-asian="標楷體"/>
    </style:style>
    <style:style style:name="T425" style:parent-style-name="預設段落字型" style:family="text">
      <style:text-properties style:font-name-asian="標楷體"/>
    </style:style>
    <style:style style:name="P426" style:parent-style-name="內文" style:family="paragraph">
      <style:paragraph-properties fo:margin-left="0.1666in">
        <style:tab-stops/>
      </style:paragraph-properties>
    </style:style>
    <style:style style:name="T427" style:parent-style-name="預設段落字型" style:family="text">
      <style:text-properties style:font-name-asian="標楷體"/>
    </style:style>
    <style:style style:name="T42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429" style:parent-style-name="內文" style:family="paragraph">
      <style:paragraph-properties fo:margin-left="0.2215in" fo:text-indent="-0.2215in">
        <style:tab-stops/>
      </style:paragraph-properties>
    </style:style>
    <style:style style:name="T430" style:parent-style-name="預設段落字型" style:family="text">
      <style:text-properties style:font-name-asian="標楷體"/>
    </style:style>
    <style:style style:name="T431" style:parent-style-name="預設段落字型" style:family="text">
      <style:text-properties style:font-name-asian="標楷體"/>
    </style:style>
    <style:style style:name="T432" style:parent-style-name="預設段落字型" style:family="text">
      <style:text-properties style:font-name-asian="標楷體"/>
    </style:style>
    <style:style style:name="T433" style:parent-style-name="預設段落字型" style:family="text">
      <style:text-properties style:font-name-asian="標楷體"/>
    </style:style>
    <style:style style:name="T434" style:parent-style-name="預設段落字型" style:family="text">
      <style:text-properties style:font-name-asian="標楷體"/>
    </style:style>
    <style:style style:name="T435" style:parent-style-name="預設段落字型" style:family="text">
      <style:text-properties style:font-name-asian="標楷體"/>
    </style:style>
    <style:style style:name="P436" style:parent-style-name="內文" style:family="paragraph">
      <style:paragraph-properties fo:margin-left="0.2201in" fo:text-indent="0.0069in">
        <style:tab-stops/>
      </style:paragraph-properties>
    </style:style>
    <style:style style:name="T437" style:parent-style-name="預設段落字型" style:family="text">
      <style:text-properties style:font-name-asian="標楷體"/>
    </style:style>
    <style:style style:name="T43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39" style:parent-style-name="預設段落字型" style:family="text">
      <style:text-properties style:font-name-asian="標楷體"/>
    </style:style>
    <style:style style:name="P440" style:parent-style-name="內文" style:family="paragraph">
      <style:paragraph-properties fo:margin-left="0.2201in" fo:text-indent="0.0069in">
        <style:tab-stops/>
      </style:paragraph-properties>
    </style:style>
    <style:style style:name="T441" style:parent-style-name="預設段落字型" style:family="text">
      <style:text-properties style:font-name-asian="標楷體"/>
    </style:style>
    <style:style style:name="T44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43" style:parent-style-name="預設段落字型" style:family="text">
      <style:text-properties style:font-name-asian="標楷體"/>
    </style:style>
    <style:style style:name="P444" style:parent-style-name="內文" style:family="paragraph">
      <style:paragraph-properties fo:margin-left="0.2215in" fo:text-indent="-0.2215in">
        <style:tab-stops/>
      </style:paragraph-properties>
    </style:style>
    <style:style style:name="T445" style:parent-style-name="預設段落字型" style:family="text">
      <style:text-properties style:font-name-asian="標楷體"/>
    </style:style>
    <style:style style:name="T446" style:parent-style-name="預設段落字型" style:family="text">
      <style:text-properties style:font-name-asian="標楷體"/>
    </style:style>
    <style:style style:name="T447" style:parent-style-name="預設段落字型" style:family="text">
      <style:text-properties style:font-name-asian="標楷體"/>
    </style:style>
    <style:style style:name="T448" style:parent-style-name="預設段落字型" style:family="text">
      <style:text-properties style:font-name-asian="標楷體"/>
    </style:style>
    <style:style style:name="T449" style:parent-style-name="預設段落字型" style:family="text">
      <style:text-properties style:font-name-asian="標楷體"/>
    </style:style>
    <style:style style:name="T450" style:parent-style-name="預設段落字型" style:family="text">
      <style:text-properties style:font-name-asian="標楷體"/>
    </style:style>
    <style:style style:name="P451" style:parent-style-name="內文" style:family="paragraph">
      <style:paragraph-properties fo:margin-left="0.2215in" fo:text-indent="-0.2215in">
        <style:tab-stops/>
      </style:paragraph-properties>
    </style:style>
    <style:style style:name="T452" style:parent-style-name="預設段落字型" style:family="text">
      <style:text-properties style:font-name-asian="標楷體"/>
    </style:style>
    <style:style style:name="T453" style:parent-style-name="預設段落字型" style:family="text">
      <style:text-properties style:font-name-asian="標楷體" fo:font-weight="bold" style:font-weight-asian="bold"/>
    </style:style>
    <style:style style:name="T454" style:parent-style-name="預設段落字型" style:family="text">
      <style:text-properties style:font-name-asian="標楷體"/>
    </style:style>
    <style:style style:name="T455" style:parent-style-name="預設段落字型" style:family="text">
      <style:text-properties style:font-name-asian="標楷體" fo:font-weight="bold" style:font-weight-asian="bold"/>
    </style:style>
    <style:style style:name="T456" style:parent-style-name="預設段落字型" style:family="text">
      <style:text-properties style:font-name-asian="標楷體"/>
    </style:style>
    <style:style style:name="P457" style:parent-style-name="內文" style:family="paragraph">
      <style:paragraph-properties fo:margin-left="0.2215in" fo:text-indent="-0.2215in">
        <style:tab-stops/>
      </style:paragraph-properties>
    </style:style>
    <style:style style:name="T458" style:parent-style-name="預設段落字型" style:family="text">
      <style:text-properties style:font-name-asian="標楷體"/>
    </style:style>
    <style:style style:name="T459" style:parent-style-name="預設段落字型" style:family="text">
      <style:text-properties style:font-name-asian="標楷體"/>
    </style:style>
    <style:style style:name="T460" style:parent-style-name="預設段落字型" style:family="text">
      <style:text-properties style:font-name-asian="標楷體"/>
    </style:style>
    <style:style style:name="T461" style:parent-style-name="預設段落字型" style:family="text">
      <style:text-properties style:font-name-asian="標楷體"/>
    </style:style>
    <style:style style:name="T462" style:parent-style-name="預設段落字型" style:family="text">
      <style:text-properties style:font-name-asian="標楷體"/>
    </style:style>
    <style:style style:name="T463" style:parent-style-name="預設段落字型" style:family="text">
      <style:text-properties style:font-name-asian="標楷體"/>
    </style:style>
    <style:style style:name="P464" style:parent-style-name="內文" style:family="paragraph">
      <style:paragraph-properties fo:margin-left="0.2215in" fo:text-indent="-0.2215in">
        <style:tab-stops/>
      </style:paragraph-properties>
    </style:style>
    <style:style style:name="T465" style:parent-style-name="預設段落字型" style:family="text">
      <style:text-properties style:font-name-asian="標楷體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內文" style:family="paragraph">
      <style:text-properties style:font-name-asian="標楷體" fo:font-weight="bold" style:font-weight-asian="bold"/>
    </style:style>
    <style:style style:name="P468" style:parent-style-name="內文" style:family="paragraph">
      <style:text-properties style:font-name-asian="標楷體" fo:font-weight="bold" style:font-weight-asian="bold"/>
    </style:style>
    <style:style style:name="P469" style:parent-style-name="內文" style:family="paragraph">
      <style:text-properties style:font-name-asian="標楷體" fo:font-weight="bold" style:font-weight-asian="bold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T476" style:parent-style-name="預設段落字型" style:family="text">
      <style:text-properties style:font-name-asian="標楷體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內文" style:family="paragraph">
      <style:text-properties style:font-name-asian="標楷體" fo:font-weight="bold" style:font-weight-asian="bold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內文" style:family="paragraph">
      <style:paragraph-properties fo:text-align="center"/>
      <style:text-properties style:font-name-asian="標楷體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內文" style:family="paragraph">
      <style:paragraph-properties fo:text-align="center"/>
      <style:text-properties style:font-name-asian="標楷體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內文" style:family="paragraph">
      <style:paragraph-properties fo:text-align="justify"/>
      <style:text-properties style:font-name-asian="標楷體"/>
    </style:style>
    <style:style style:name="P486" style:parent-style-name="內文" style:family="paragraph">
      <style:paragraph-properties fo:text-align="justify"/>
    </style:style>
    <style:style style:name="T487" style:parent-style-name="預設段落字型" style:family="text">
      <style:text-properties style:font-name-asian="標楷體"/>
    </style:style>
    <style:style style:name="T488" style:parent-style-name="預設段落字型" style:family="text">
      <style:text-properties style:font-name-asian="標楷體"/>
    </style:style>
    <style:style style:name="T489" style:parent-style-name="預設段落字型" style:family="text">
      <style:text-properties style:font-name-asian="標楷體" fo:font-size="10pt" style:font-size-asian="10pt" style:font-size-complex="10pt"/>
    </style:style>
    <style:style style:name="T490" style:parent-style-name="預設段落字型" style:family="text">
      <style:text-properties style:font-name-asian="標楷體" fo:font-size="10pt" style:font-size-asian="10pt" style:font-size-complex="10pt"/>
    </style:style>
    <style:style style:name="T491" style:parent-style-name="預設段落字型" style:family="text">
      <style:text-properties style:font-name-asian="標楷體" fo:font-size="10pt" style:font-size-asian="10pt" style:font-size-complex="10pt"/>
    </style:style>
    <style:style style:name="P492" style:parent-style-name="內文" style:family="paragraph">
      <style:paragraph-properties fo:text-align="justify" fo:margin-left="0.1666in">
        <style:tab-stops/>
      </style:paragraph-properties>
    </style:style>
    <style:style style:name="T493" style:parent-style-name="預設段落字型" style:family="text">
      <style:text-properties style:font-name-asian="標楷體"/>
    </style:style>
    <style:style style:name="T494" style:parent-style-name="預設段落字型" style:family="text">
      <style:text-properties style:font-name-asian="標楷體"/>
    </style:style>
    <style:style style:name="T495" style:parent-style-name="預設段落字型" style:family="text">
      <style:text-properties style:font-name-asian="標楷體"/>
    </style:style>
    <style:style style:name="T496" style:parent-style-name="預設段落字型" style:family="text">
      <style:text-properties style:font-name-asian="標楷體"/>
    </style:style>
    <style:style style:name="T497" style:parent-style-name="預設段落字型" style:family="text">
      <style:text-properties style:font-name-asian="標楷體"/>
    </style:style>
    <style:style style:name="T49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9" style:parent-style-name="預設段落字型" style:family="text">
      <style:text-properties style:font-name-asian="標楷體"/>
    </style:style>
    <style:style style:name="P500" style:parent-style-name="內文" style:family="paragraph">
      <style:paragraph-properties fo:text-align="justify" fo:margin-left="0.1666in">
        <style:tab-stops/>
      </style:paragraph-properties>
    </style:style>
    <style:style style:name="T501" style:parent-style-name="預設段落字型" style:family="text">
      <style:text-properties style:font-name-asian="標楷體"/>
    </style:style>
    <style:style style:name="T502" style:parent-style-name="預設段落字型" style:family="text">
      <style:text-properties style:font-name-asian="標楷體"/>
    </style:style>
    <style:style style:name="T503" style:parent-style-name="預設段落字型" style:family="text">
      <style:text-properties style:font-name-asian="標楷體"/>
    </style:style>
    <style:style style:name="T504" style:parent-style-name="預設段落字型" style:family="text">
      <style:text-properties style:font-name-asian="標楷體"/>
    </style:style>
    <style:style style:name="T505" style:parent-style-name="預設段落字型" style:family="text">
      <style:text-properties style:font-name-asian="標楷體"/>
    </style:style>
    <style:style style:name="T50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08" style:parent-style-name="預設段落字型" style:family="text">
      <style:text-properties style:font-name-asian="標楷體"/>
    </style:style>
    <style:style style:name="P509" style:parent-style-name="內文" style:family="paragraph">
      <style:paragraph-properties fo:text-align="justify" fo:margin-left="0.1666in">
        <style:tab-stops/>
      </style:paragraph-properties>
    </style:style>
    <style:style style:name="T510" style:parent-style-name="預設段落字型" style:family="text">
      <style:text-properties style:font-name-asian="標楷體"/>
    </style:style>
    <style:style style:name="T5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2" style:parent-style-name="預設段落字型" style:family="text">
      <style:text-properties style:font-name-asian="標楷體"/>
    </style:style>
    <style:style style:name="T513" style:parent-style-name="預設段落字型" style:family="text">
      <style:text-properties style:font-name-asian="標楷體"/>
    </style:style>
    <style:style style:name="P514" style:parent-style-name="內文" style:family="paragraph">
      <style:paragraph-properties fo:text-align="justify"/>
      <style:text-properties style:font-name-asian="標楷體"/>
    </style:style>
    <style:style style:name="P515" style:parent-style-name="內文" style:family="paragraph">
      <style:paragraph-properties fo:text-align="justify" fo:margin-left="0.1666in">
        <style:tab-stops/>
      </style:paragraph-properties>
      <style:text-properties style:font-name-asian="標楷體"/>
    </style:style>
    <style:style style:name="P516" style:parent-style-name="內文" style:family="paragraph">
      <style:paragraph-properties fo:text-align="justify" fo:margin-left="0.1666in">
        <style:tab-stops/>
      </style:paragraph-properties>
      <style:text-properties style:font-name-asian="標楷體" style:text-underline-type="single" style:text-underline-style="solid" style:text-underline-width="auto" style:text-underline-mode="continuous"/>
    </style:style>
    <style:style style:name="P517" style:parent-style-name="內文" style:family="paragraph">
      <style:paragraph-properties fo:text-align="justify" fo:margin-left="0.1666in">
        <style:tab-stops/>
      </style:paragraph-properties>
      <style:text-properties style:font-name-asian="標楷體" style:text-underline-type="single" style:text-underline-style="solid" style:text-underline-width="auto" style:text-underline-mode="continuous"/>
    </style:style>
    <style:style style:name="P518" style:parent-style-name="內文" style:family="paragraph">
      <style:paragraph-properties fo:text-align="justify" fo:margin-left="0.1666in">
        <style:tab-stops/>
      </style:paragraph-properties>
      <style:text-properties style:font-name-asian="標楷體" style:text-underline-type="single" style:text-underline-style="solid" style:text-underline-width="auto" style:text-underline-mode="continuous"/>
    </style:style>
    <style:style style:name="P519" style:parent-style-name="內文" style:family="paragraph">
      <style:paragraph-properties fo:text-align="justify" fo:margin-left="0.1666in">
        <style:tab-stops/>
      </style:paragraph-properties>
      <style:text-properties style:font-name-asian="標楷體" style:text-underline-type="single" style:text-underline-style="solid" style:text-underline-width="auto" style:text-underline-mode="continuous"/>
    </style:style>
    <style:style style:name="P520" style:parent-style-name="內文" style:family="paragraph">
      <style:paragraph-properties fo:text-align="justify" fo:margin-left="0.1666in">
        <style:tab-stops/>
      </style:paragraph-properties>
      <style:text-properties style:font-name-asian="標楷體" style:text-underline-type="single" style:text-underline-style="solid" style:text-underline-width="auto" style:text-underline-mode="continuous"/>
    </style:style>
    <style:style style:name="P521" style:parent-style-name="內文" style:family="paragraph">
      <style:paragraph-properties fo:text-align="justify" fo:margin-left="0.1666in">
        <style:tab-stops/>
      </style:paragraph-properties>
      <style:text-properties style:font-name-asian="標楷體" style:text-underline-type="single" style:text-underline-style="solid" style:text-underline-width="auto" style:text-underline-mode="continuous"/>
    </style:style>
    <style:style style:name="P522" style:parent-style-name="內文" style:family="paragraph">
      <style:paragraph-properties fo:text-align="justify"/>
      <style:text-properties style:font-name-asian="標楷體"/>
    </style:style>
    <style:style style:name="P523" style:parent-style-name="內文" style:family="paragraph">
      <style:paragraph-properties fo:text-align="justify"/>
    </style:style>
    <style:style style:name="T524" style:parent-style-name="預設段落字型" style:family="text">
      <style:text-properties style:font-name-asian="標楷體"/>
    </style:style>
    <style:style style:name="T525" style:parent-style-name="預設段落字型" style:family="text">
      <style:text-properties style:font-name-asian="標楷體"/>
    </style:style>
    <style:style style:name="T52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27" style:parent-style-name="內文" style:family="paragraph">
      <style:paragraph-properties fo:text-align="justify"/>
    </style:style>
    <style:style style:name="T52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29" style:parent-style-name="內文" style:family="paragraph">
      <style:paragraph-properties fo:text-align="justify"/>
    </style:style>
    <style:style style:name="T53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3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32" style:parent-style-name="內文" style:family="paragraph">
      <style:paragraph-properties fo:text-align="justify"/>
    </style:style>
    <style:style style:name="T53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534" style:parent-style-name="內文" style:family="paragraph">
      <style:paragraph-properties fo:margin-left="0.1666in" fo:text-indent="-0.1666in">
        <style:tab-stops/>
      </style:paragraph-properties>
    </style:style>
    <style:style style:name="T535" style:parent-style-name="預設段落字型" style:family="text">
      <style:text-properties style:font-name-asian="標楷體"/>
    </style:style>
    <style:style style:name="T536" style:parent-style-name="預設段落字型" style:family="text">
      <style:text-properties style:font-name-asian="標楷體"/>
    </style:style>
    <style:style style:name="T537" style:parent-style-name="預設段落字型" style:family="text">
      <style:text-properties style:font-name-asian="標楷體"/>
    </style:style>
    <style:style style:name="T538" style:parent-style-name="預設段落字型" style:family="text">
      <style:text-properties style:font-name-asian="標楷體"/>
    </style:style>
    <style:style style:name="T539" style:parent-style-name="預設段落字型" style:family="text">
      <style:text-properties style:font-name-asian="標楷體"/>
    </style:style>
    <style:style style:name="T540" style:parent-style-name="預設段落字型" style:family="text">
      <style:text-properties style:font-name-asian="標楷體"/>
    </style:style>
    <style:style style:name="P541" style:parent-style-name="內文" style:family="paragraph">
      <style:paragraph-properties fo:margin-left="0.1666in">
        <style:tab-stops/>
      </style:paragraph-properties>
    </style:style>
    <style:style style:name="T542" style:parent-style-name="預設段落字型" style:family="text">
      <style:text-properties style:font-name-asian="標楷體"/>
    </style:style>
    <style:style style:name="T5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內文" style:family="paragraph">
      <style:text-properties style:font-name-asian="標楷體" fo:font-weight="bold" style:font-weight-asian="bold"/>
    </style:style>
    <style:style style:name="P546" style:parent-style-name="內文" style:family="paragraph">
      <style:text-properties style:font-name-asian="標楷體" fo:font-weight="bold" style:font-weight-asian="bold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T553" style:parent-style-name="預設段落字型" style:family="text">
      <style:text-properties style:font-name-asian="標楷體" fo:font-weight="bold" style:font-weight-asian="bold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內文" style:family="paragraph">
      <style:text-properties style:font-name-asian="標楷體" fo:font-weight="bold" style:font-weight-asian="bold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內文" style:family="paragraph">
      <style:paragraph-properties fo:text-align="center"/>
      <style:text-properties style:font-name-asian="標楷體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內文" style:family="paragraph">
      <style:paragraph-properties fo:text-align="center"/>
      <style:text-properties style:font-name-asian="標楷體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內文" style:family="paragraph">
      <style:paragraph-properties fo:margin-left="0.1666in" fo:text-indent="-0.1666in">
        <style:tab-stops/>
      </style:paragraph-properties>
    </style:style>
    <style:style style:name="T563" style:parent-style-name="預設段落字型" style:family="text">
      <style:text-properties style:font-name-asian="標楷體"/>
    </style:style>
    <style:style style:name="T564" style:parent-style-name="預設段落字型" style:family="text">
      <style:text-properties style:font-name-asian="標楷體"/>
    </style:style>
    <style:style style:name="T565" style:parent-style-name="預設段落字型" style:family="text">
      <style:text-properties style:font-name-asian="標楷體"/>
    </style:style>
    <style:style style:name="T566" style:parent-style-name="預設段落字型" style:family="text">
      <style:text-properties style:font-name-asian="標楷體"/>
    </style:style>
    <style:style style:name="T567" style:parent-style-name="預設段落字型" style:family="text">
      <style:text-properties style:font-name-asian="標楷體"/>
    </style:style>
    <style:style style:name="T568" style:parent-style-name="預設段落字型" style:family="text">
      <style:text-properties style:font-name-asian="標楷體"/>
    </style:style>
    <style:style style:name="T569" style:parent-style-name="預設段落字型" style:family="text">
      <style:text-properties style:font-name-asian="標楷體" fo:font-size="10pt" style:font-size-asian="10pt" style:font-size-complex="10pt"/>
    </style:style>
    <style:style style:name="P570" style:parent-style-name="內文" style:family="paragraph">
      <style:paragraph-properties fo:margin-left="0.1666in" fo:text-indent="-0.1666in">
        <style:tab-stops/>
      </style:paragraph-properties>
    </style:style>
    <style:style style:name="T571" style:parent-style-name="預設段落字型" style:family="text">
      <style:text-properties style:font-name-asian="標楷體"/>
    </style:style>
    <style:style style:name="T572" style:parent-style-name="預設段落字型" style:family="text">
      <style:text-properties style:font-name-asian="標楷體"/>
    </style:style>
    <style:style style:name="P573" style:parent-style-name="內文" style:family="paragraph">
      <style:paragraph-properties fo:margin-left="0.1666in">
        <style:tab-stops/>
      </style:paragraph-properties>
    </style:style>
    <style:style style:name="T574" style:parent-style-name="預設段落字型" style:family="text">
      <style:text-properties style:font-name-asian="標楷體"/>
    </style:style>
    <style:style style:name="T575" style:parent-style-name="預設段落字型" style:family="text">
      <style:text-properties style:font-name-asian="標楷體"/>
    </style:style>
    <style:style style:name="P576" style:parent-style-name="內文" style:family="paragraph">
      <style:paragraph-properties fo:margin-left="0.4in">
        <style:tab-stops/>
      </style:paragraph-properties>
    </style:style>
    <style:style style:name="T577" style:parent-style-name="預設段落字型" style:family="text">
      <style:text-properties style:font-name-asian="標楷體"/>
    </style:style>
    <style:style style:name="T57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79" style:parent-style-name="預設段落字型" style:family="text">
      <style:text-properties style:font-name-asian="標楷體"/>
    </style:style>
    <style:style style:name="P580" style:parent-style-name="內文" style:family="paragraph">
      <style:paragraph-properties fo:margin-left="0.1666in">
        <style:tab-stops/>
      </style:paragraph-properties>
    </style:style>
    <style:style style:name="T581" style:parent-style-name="預設段落字型" style:family="text">
      <style:text-properties style:font-name-asian="標楷體"/>
    </style:style>
    <style:style style:name="T582" style:parent-style-name="預設段落字型" style:family="text">
      <style:text-properties style:font-name-asian="標楷體"/>
    </style:style>
    <style:style style:name="P583" style:parent-style-name="內文" style:family="paragraph">
      <style:paragraph-properties fo:margin-left="0.4in">
        <style:tab-stops/>
      </style:paragraph-properties>
    </style:style>
    <style:style style:name="T584" style:parent-style-name="預設段落字型" style:family="text">
      <style:text-properties style:font-name-asian="標楷體"/>
    </style:style>
    <style:style style:name="T585" style:parent-style-name="預設段落字型" style:family="text">
      <style:text-properties style:font-name-asian="標楷體"/>
    </style:style>
    <style:style style:name="T586" style:parent-style-name="預設段落字型" style:family="text">
      <style:text-properties style:font-name-asian="標楷體"/>
    </style:style>
    <style:style style:name="T587" style:parent-style-name="預設段落字型" style:family="text">
      <style:text-properties style:font-name-asian="標楷體"/>
    </style:style>
    <style:style style:name="T588" style:parent-style-name="預設段落字型" style:family="text">
      <style:text-properties style:font-name-asian="標楷體"/>
    </style:style>
    <style:style style:name="T589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90" style:parent-style-name="預設段落字型" style:family="text">
      <style:text-properties style:font-name-asian="標楷體"/>
    </style:style>
    <style:style style:name="P591" style:parent-style-name="內文" style:family="paragraph">
      <style:paragraph-properties fo:margin-left="0.4in">
        <style:tab-stops/>
      </style:paragraph-properties>
    </style:style>
    <style:style style:name="T592" style:parent-style-name="預設段落字型" style:family="text">
      <style:text-properties style:font-name-asian="標楷體"/>
    </style:style>
    <style:style style:name="T59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94" style:parent-style-name="預設段落字型" style:family="text">
      <style:text-properties style:font-name-asian="標楷體"/>
    </style:style>
    <style:style style:name="P595" style:parent-style-name="內文" style:family="paragraph">
      <style:paragraph-properties fo:margin-left="0.4in">
        <style:tab-stops/>
      </style:paragraph-properties>
    </style:style>
    <style:style style:name="T596" style:parent-style-name="預設段落字型" style:family="text">
      <style:text-properties style:font-name-asian="標楷體"/>
    </style:style>
    <style:style style:name="T59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98" style:parent-style-name="預設段落字型" style:family="text">
      <style:text-properties style:font-name-asian="標楷體"/>
    </style:style>
    <style:style style:name="P599" style:parent-style-name="內文" style:family="paragraph">
      <style:paragraph-properties fo:margin-left="0.4in">
        <style:tab-stops/>
      </style:paragraph-properties>
    </style:style>
    <style:style style:name="T600" style:parent-style-name="預設段落字型" style:family="text">
      <style:text-properties style:font-name-asian="標楷體"/>
    </style:style>
    <style:style style:name="T60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02" style:parent-style-name="預設段落字型" style:family="text">
      <style:text-properties style:font-name-asian="標楷體"/>
    </style:style>
    <style:style style:name="T603" style:parent-style-name="預設段落字型" style:family="text">
      <style:text-properties style:font-name-asian="標楷體"/>
    </style:style>
    <style:style style:name="T604" style:parent-style-name="預設段落字型" style:family="text">
      <style:text-properties style:font-name-asian="標楷體"/>
    </style:style>
    <style:style style:name="P605" style:parent-style-name="內文" style:family="paragraph">
      <style:paragraph-properties fo:margin-left="0.15in">
        <style:tab-stops/>
      </style:paragraph-properties>
    </style:style>
    <style:style style:name="T606" style:parent-style-name="預設段落字型" style:family="text">
      <style:text-properties style:font-name-asian="標楷體"/>
    </style:style>
    <style:style style:name="T6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608" style:parent-style-name="內文" style:family="paragraph">
      <style:paragraph-properties fo:margin-left="0.15in">
        <style:tab-stops/>
      </style:paragraph-properties>
    </style:style>
    <style:style style:name="T609" style:parent-style-name="預設段落字型" style:family="text">
      <style:text-properties style:font-name-asian="標楷體"/>
    </style:style>
    <style:style style:name="T61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1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612" style:parent-style-name="內文" style:family="paragraph">
      <style:paragraph-properties fo:margin-left="0.15in">
        <style:tab-stops/>
      </style:paragraph-properties>
    </style:style>
    <style:style style:name="T613" style:parent-style-name="預設段落字型" style:family="text">
      <style:text-properties style:font-name-asian="標楷體"/>
    </style:style>
    <style:style style:name="T61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內文" style:family="paragraph">
      <style:text-properties style:font-name-asian="標楷體" fo:font-weight="bold" style:font-weight-asian="bold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T623" style:parent-style-name="預設段落字型" style:family="text">
      <style:text-properties style:font-name-asian="標楷體" fo:font-weight="bold" style:font-weight-asian="bold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內文" style:family="paragraph">
      <style:text-properties style:font-name-asian="標楷體" fo:font-weight="bold" style:font-weight-asian="bold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內文" style:family="paragraph">
      <style:paragraph-properties fo:text-align="center"/>
      <style:text-properties style:font-name-asian="標楷體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內文" style:family="paragraph">
      <style:paragraph-properties fo:text-align="center"/>
      <style:text-properties style:font-name-asian="標楷體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T632" style:parent-style-name="預設段落字型" style:family="text">
      <style:text-properties style:font-name-asian="標楷體"/>
    </style:style>
    <style:style style:name="T633" style:parent-style-name="預設段落字型" style:family="text">
      <style:text-properties style:font-name-asian="標楷體"/>
    </style:style>
    <style:style style:name="T634" style:parent-style-name="預設段落字型" style:family="text">
      <style:text-properties style:font-name-asian="標楷體"/>
    </style:style>
    <style:style style:name="P635" style:parent-style-name="內文" style:family="paragraph">
      <style:paragraph-properties fo:margin-left="0.275in">
        <style:tab-stops/>
      </style:paragraph-properties>
    </style:style>
    <style:style style:name="T636" style:parent-style-name="預設段落字型" style:family="text">
      <style:text-properties style:font-name-asian="標楷體"/>
    </style:style>
    <style:style style:name="T63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38" style:parent-style-name="預設段落字型" style:family="text">
      <style:text-properties style:font-name-asian="標楷體"/>
    </style:style>
    <style:style style:name="P639" style:parent-style-name="內文" style:family="paragraph">
      <style:paragraph-properties fo:margin-left="0.275in">
        <style:tab-stops/>
      </style:paragraph-properties>
    </style:style>
    <style:style style:name="T640" style:parent-style-name="預設段落字型" style:family="text">
      <style:text-properties style:font-name-asian="標楷體"/>
    </style:style>
    <style:style style:name="T64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42" style:parent-style-name="預設段落字型" style:family="text">
      <style:text-properties style:font-name-asian="標楷體"/>
    </style:style>
    <style:style style:name="T643" style:parent-style-name="預設段落字型" style:family="text">
      <style:text-properties style:font-name-asian="標楷體"/>
    </style:style>
    <style:style style:name="T644" style:parent-style-name="預設段落字型" style:family="text">
      <style:text-properties style:font-name-asian="標楷體"/>
    </style:style>
    <style:style style:name="P645" style:parent-style-name="內文" style:family="paragraph">
      <style:paragraph-properties fo:margin-left="0.1666in">
        <style:tab-stops/>
      </style:paragraph-properties>
    </style:style>
    <style:style style:name="T646" style:parent-style-name="預設段落字型" style:family="text">
      <style:text-properties style:font-name-asian="標楷體"/>
    </style:style>
    <style:style style:name="T647" style:parent-style-name="預設段落字型" style:family="text">
      <style:text-properties style:font-name-asian="標楷體"/>
    </style:style>
    <style:style style:name="P648" style:parent-style-name="內文" style:family="paragraph">
      <style:paragraph-properties fo:margin-left="0.525in">
        <style:tab-stops/>
      </style:paragraph-properties>
    </style:style>
    <style:style style:name="T649" style:parent-style-name="預設段落字型" style:family="text">
      <style:text-properties style:font-name-asian="標楷體"/>
    </style:style>
    <style:style style:name="T650" style:parent-style-name="預設段落字型" style:family="text">
      <style:text-properties style:font-name-asian="標楷體"/>
    </style:style>
    <style:style style:name="T651" style:parent-style-name="預設段落字型" style:family="text">
      <style:text-properties style:font-name-asian="標楷體"/>
    </style:style>
    <style:style style:name="T652" style:parent-style-name="預設段落字型" style:family="text">
      <style:text-properties style:font-name-asian="標楷體"/>
    </style:style>
    <style:style style:name="T653" style:parent-style-name="預設段落字型" style:family="text">
      <style:text-properties style:font-name-asian="標楷體"/>
    </style:style>
    <style:style style:name="T65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55" style:parent-style-name="預設段落字型" style:family="text">
      <style:text-properties style:font-name-asian="標楷體"/>
    </style:style>
    <style:style style:name="P656" style:parent-style-name="內文" style:family="paragraph">
      <style:paragraph-properties fo:margin-left="0.525in">
        <style:tab-stops/>
      </style:paragraph-properties>
    </style:style>
    <style:style style:name="T657" style:parent-style-name="預設段落字型" style:family="text">
      <style:text-properties style:font-name-asian="標楷體"/>
    </style:style>
    <style:style style:name="T65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59" style:parent-style-name="預設段落字型" style:family="text">
      <style:text-properties style:font-name-asian="標楷體"/>
    </style:style>
    <style:style style:name="P660" style:parent-style-name="內文" style:family="paragraph">
      <style:paragraph-properties fo:margin-left="0.525in">
        <style:tab-stops/>
      </style:paragraph-properties>
    </style:style>
    <style:style style:name="T661" style:parent-style-name="預設段落字型" style:family="text">
      <style:text-properties style:font-name-asian="標楷體"/>
    </style:style>
    <style:style style:name="T66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63" style:parent-style-name="預設段落字型" style:family="text">
      <style:text-properties style:font-name-asian="標楷體"/>
    </style:style>
    <style:style style:name="P664" style:parent-style-name="內文" style:family="paragraph">
      <style:paragraph-properties fo:margin-left="0.525in">
        <style:tab-stops/>
      </style:paragraph-properties>
    </style:style>
    <style:style style:name="T665" style:parent-style-name="預設段落字型" style:family="text">
      <style:text-properties style:font-name-asian="標楷體"/>
    </style:style>
    <style:style style:name="T66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67" style:parent-style-name="預設段落字型" style:family="text">
      <style:text-properties style:font-name-asian="標楷體"/>
    </style:style>
    <style:style style:name="P668" style:parent-style-name="內文" style:family="paragraph">
      <style:paragraph-properties fo:margin-left="0.1666in">
        <style:tab-stops/>
      </style:paragraph-properties>
    </style:style>
    <style:style style:name="T669" style:parent-style-name="預設段落字型" style:family="text">
      <style:text-properties style:font-name-asian="標楷體"/>
    </style:style>
    <style:style style:name="T670" style:parent-style-name="預設段落字型" style:family="text">
      <style:text-properties style:font-name-asian="標楷體"/>
    </style:style>
    <style:style style:name="P671" style:parent-style-name="內文" style:family="paragraph">
      <style:paragraph-properties fo:margin-left="0.525in">
        <style:tab-stops/>
      </style:paragraph-properties>
    </style:style>
    <style:style style:name="T672" style:parent-style-name="預設段落字型" style:family="text">
      <style:text-properties style:font-name-asian="標楷體"/>
    </style:style>
    <style:style style:name="T673" style:parent-style-name="預設段落字型" style:family="text">
      <style:text-properties style:font-name-asian="標楷體"/>
    </style:style>
    <style:style style:name="T674" style:parent-style-name="預設段落字型" style:family="text">
      <style:text-properties style:font-name-asian="標楷體"/>
    </style:style>
    <style:style style:name="T675" style:parent-style-name="預設段落字型" style:family="text">
      <style:text-properties style:font-name-asian="標楷體"/>
    </style:style>
    <style:style style:name="T676" style:parent-style-name="預設段落字型" style:family="text">
      <style:text-properties style:font-name-asian="標楷體"/>
    </style:style>
    <style:style style:name="T67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78" style:parent-style-name="預設段落字型" style:family="text">
      <style:text-properties style:font-name-asian="標楷體"/>
    </style:style>
    <style:style style:name="P679" style:parent-style-name="內文" style:family="paragraph">
      <style:paragraph-properties fo:margin-left="0.525in">
        <style:tab-stops/>
      </style:paragraph-properties>
    </style:style>
    <style:style style:name="T680" style:parent-style-name="預設段落字型" style:family="text">
      <style:text-properties style:font-name-asian="標楷體"/>
    </style:style>
    <style:style style:name="T68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82" style:parent-style-name="預設段落字型" style:family="text">
      <style:text-properties style:font-name-asian="標楷體"/>
    </style:style>
    <style:style style:name="P683" style:parent-style-name="內文" style:family="paragraph">
      <style:paragraph-properties fo:margin-left="0.525in">
        <style:tab-stops/>
      </style:paragraph-properties>
    </style:style>
    <style:style style:name="T684" style:parent-style-name="預設段落字型" style:family="text">
      <style:text-properties style:font-name-asian="標楷體"/>
    </style:style>
    <style:style style:name="T68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686" style:parent-style-name="預設段落字型" style:family="text">
      <style:text-properties style:font-name-asian="標楷體"/>
    </style:style>
    <style:style style:name="P687" style:parent-style-name="內文" style:family="paragraph">
      <style:paragraph-properties fo:margin-left="0.1666in">
        <style:tab-stops/>
      </style:paragraph-properties>
    </style:style>
    <style:style style:name="T688" style:parent-style-name="預設段落字型" style:family="text">
      <style:text-properties style:font-name-asian="標楷體"/>
    </style:style>
    <style:style style:name="T689" style:parent-style-name="預設段落字型" style:family="text">
      <style:text-properties style:font-name-asian="標楷體"/>
    </style:style>
    <style:style style:name="P690" style:parent-style-name="內文" style:family="paragraph">
      <style:paragraph-properties fo:margin-left="0.4in">
        <style:tab-stops/>
      </style:paragraph-properties>
    </style:style>
    <style:style style:name="T691" style:parent-style-name="預設段落字型" style:family="text">
      <style:text-properties style:font-name-asian="標楷體"/>
    </style:style>
    <style:style style:name="T692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693" style:parent-style-name="內文" style:family="paragraph">
      <style:paragraph-properties fo:margin-left="0.4in">
        <style:tab-stops/>
      </style:paragraph-properties>
    </style:style>
    <style:style style:name="T694" style:parent-style-name="預設段落字型" style:family="text">
      <style:text-properties style:font-name-asian="標楷體"/>
    </style:style>
    <style:style style:name="T695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696" style:parent-style-name="內文" style:family="paragraph">
      <style:paragraph-properties fo:margin-left="0.4in">
        <style:tab-stops/>
      </style:paragraph-properties>
    </style:style>
    <style:style style:name="T697" style:parent-style-name="預設段落字型" style:family="text">
      <style:text-properties style:font-name-asian="標楷體"/>
    </style:style>
    <style:style style:name="T69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內文" style:family="paragraph">
      <style:text-properties style:font-name-asian="標楷體" fo:font-weight="bold" style:font-weight-asian="bold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T707" style:parent-style-name="預設段落字型" style:family="text">
      <style:text-properties style:font-name-asian="標楷體" fo:font-weight="bold" style:font-weight-asian="bold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T709" style:parent-style-name="預設段落字型" style:family="text">
      <style:text-properties style:font-name-asian="標楷體" fo:font-weight="bold" style:font-weight-asian="bold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內文" style:family="paragraph">
      <style:paragraph-properties fo:text-align="center"/>
      <style:text-properties style:font-name-asian="標楷體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內文" style:family="paragraph">
      <style:paragraph-properties fo:text-align="center"/>
      <style:text-properties style:font-name-asian="標楷體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內文" style:family="paragraph">
      <style:paragraph-properties fo:margin-left="0.1666in" fo:text-indent="-0.1666in">
        <style:tab-stops/>
      </style:paragraph-properties>
    </style:style>
    <style:style style:name="T717" style:parent-style-name="預設段落字型" style:family="text">
      <style:text-properties style:font-name-asian="標楷體"/>
    </style:style>
    <style:style style:name="T718" style:parent-style-name="預設段落字型" style:family="text">
      <style:text-properties style:font-name-asian="標楷體" fo:font-weight="bold" style:font-weight-asian="bold"/>
    </style:style>
    <style:style style:name="T719" style:parent-style-name="預設段落字型" style:family="text">
      <style:text-properties style:font-name-asian="標楷體" fo:font-weight="bold" style:font-weight-asian="bold"/>
    </style:style>
    <style:style style:name="T720" style:parent-style-name="預設段落字型" style:family="text">
      <style:text-properties style:font-name-asian="標楷體" fo:font-weight="bold" style:font-weight-asian="bold"/>
    </style:style>
    <style:style style:name="T721" style:parent-style-name="預設段落字型" style:family="text">
      <style:text-properties style:font-name-asian="標楷體"/>
    </style:style>
    <style:style style:name="T722" style:parent-style-name="預設段落字型" style:family="text">
      <style:text-properties style:font-name-asian="標楷體"/>
    </style:style>
    <style:style style:name="T723" style:parent-style-name="預設段落字型" style:family="text">
      <style:text-properties style:font-name-asian="標楷體"/>
    </style:style>
    <style:style style:name="T724" style:parent-style-name="預設段落字型" style:family="text">
      <style:text-properties style:font-name-asian="標楷體"/>
    </style:style>
    <style:style style:name="P725" style:parent-style-name="內文" style:family="paragraph">
      <style:paragraph-properties fo:margin-left="0.2291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726" style:parent-style-name="內文" style:family="paragraph">
      <style:paragraph-properties fo:margin-left="0.2291in" fo:text-indent="-0.1388in">
        <style:tab-stops/>
      </style:paragraph-properties>
    </style:style>
    <style:style style:name="T727" style:parent-style-name="預設段落字型" style:family="text">
      <style:text-properties style:font-name-asian="標楷體" fo:font-size="10pt" style:font-size-asian="10pt" style:font-size-complex="10pt"/>
    </style:style>
    <style:style style:name="T728" style:parent-style-name="預設段落字型" style:family="text">
      <style:text-properties style:font-name-asian="標楷體" fo:font-size="10pt" style:font-size-asian="10pt" style:font-size-complex="10pt"/>
    </style:style>
    <style:style style:name="P729" style:parent-style-name="內文" style:family="paragraph">
      <style:paragraph-properties fo:margin-left="0.2291in" fo:text-indent="-0.1388in">
        <style:tab-stops/>
      </style:paragraph-properties>
    </style:style>
    <style:style style:name="T730" style:parent-style-name="預設段落字型" style:family="text">
      <style:text-properties style:font-name-asian="標楷體" fo:font-size="10pt" style:font-size-asian="10pt" style:font-size-complex="10pt"/>
    </style:style>
    <style:style style:name="T731" style:parent-style-name="預設段落字型" style:family="text">
      <style:text-properties style:font-name-asian="標楷體" style:text-position="sub 65%" fo:font-size="10pt" style:font-size-asian="10pt" style:font-size-complex="10pt"/>
    </style:style>
    <style:style style:name="T732" style:parent-style-name="預設段落字型" style:family="text">
      <style:text-properties style:font-name-asian="標楷體" fo:font-size="10pt" style:font-size-asian="10pt" style:font-size-complex="10pt"/>
    </style:style>
    <style:style style:name="P733" style:parent-style-name="內文" style:family="paragraph">
      <style:paragraph-properties fo:margin-left="0.2291in" fo:text-indent="-0.1388in">
        <style:tab-stops/>
      </style:paragraph-properties>
    </style:style>
    <style:style style:name="T734" style:parent-style-name="預設段落字型" style:family="text">
      <style:text-properties style:font-name-asian="標楷體" fo:font-size="10pt" style:font-size-asian="10pt" style:font-size-complex="10pt"/>
    </style:style>
    <style:style style:name="T735" style:parent-style-name="預設段落字型" style:family="text">
      <style:text-properties style:font-name-asian="標楷體" fo:font-size="10pt" style:font-size-asian="10pt" style:font-size-complex="10pt"/>
    </style:style>
    <style:style style:name="T736" style:parent-style-name="預設段落字型" style:family="text">
      <style:text-properties style:font-name-asian="標楷體" fo:font-size="10pt" style:font-size-asian="10pt" style:font-size-complex="10pt"/>
    </style:style>
    <style:style style:name="T737" style:parent-style-name="預設段落字型" style:family="text">
      <style:text-properties style:font-name-asian="標楷體" fo:font-size="10pt" style:font-size-asian="10pt" style:font-size-complex="10pt"/>
    </style:style>
    <style:style style:name="T738" style:parent-style-name="預設段落字型" style:family="text">
      <style:text-properties style:font-name-asian="標楷體" fo:font-size="10pt" style:font-size-asian="10pt" style:font-size-complex="10pt"/>
    </style:style>
    <style:style style:name="T739" style:parent-style-name="預設段落字型" style:family="text">
      <style:text-properties style:font-name-asian="標楷體" fo:font-size="10pt" style:font-size-asian="10pt" style:font-size-complex="10pt"/>
    </style:style>
    <style:style style:name="P740" style:parent-style-name="內文" style:family="paragraph">
      <style:paragraph-properties fo:margin-left="0.2291in" fo:text-indent="-0.1388in">
        <style:tab-stops/>
      </style:paragraph-properties>
    </style:style>
    <style:style style:name="T741" style:parent-style-name="預設段落字型" style:family="text">
      <style:text-properties style:font-name-asian="標楷體" fo:font-size="10pt" style:font-size-asian="10pt" style:font-size-complex="10pt"/>
    </style:style>
    <style:style style:name="T742" style:parent-style-name="預設段落字型" style:family="text">
      <style:text-properties style:font-name-asian="標楷體" fo:font-size="10pt" style:font-size-asian="10pt" style:font-size-complex="10pt"/>
    </style:style>
    <style:style style:name="T743" style:parent-style-name="預設段落字型" style:family="text">
      <style:text-properties style:font-name-asian="標楷體" fo:font-size="10pt" style:font-size-asian="10pt" style:font-size-complex="10pt"/>
    </style:style>
    <style:style style:name="T744" style:parent-style-name="預設段落字型" style:family="text">
      <style:text-properties style:font-name-asian="標楷體" fo:font-size="10pt" style:font-size-asian="10pt" style:font-size-complex="10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內文" style:family="paragraph">
      <style:text-properties style:font-name-asian="標楷體" fo:font-weight="bold" style:font-weight-asian="bold"/>
    </style:style>
    <style:style style:name="P747" style:parent-style-name="內文" style:family="paragraph">
      <style:text-properties style:font-name-asian="標楷體" fo:font-weight="bold" style:font-weight-asian="bold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T754" style:parent-style-name="預設段落字型" style:family="text">
      <style:text-properties style:font-name-asian="標楷體" fo:font-weight="bold" style:font-weight-asian="bold"/>
    </style:style>
    <style:style style:name="T755" style:parent-style-name="預設段落字型" style:family="text">
      <style:text-properties style:font-name-asian="標楷體" fo:font-weight="bold" style:font-weight-asian="bold"/>
    </style:style>
    <style:style style:name="T756" style:parent-style-name="預設段落字型" style:family="text">
      <style:text-properties style:font-name-asian="標楷體" fo:font-weight="bold" style:font-weight-asian="bold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T758" style:parent-style-name="預設段落字型" style:family="text">
      <style:text-properties style:font-name-asian="標楷體" fo:font-weight="bold" style:font-weight-asian="bold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內文" style:family="paragraph">
      <style:paragraph-properties fo:text-align="center"/>
      <style:text-properties style:font-name-asian="標楷體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內文" style:family="paragraph">
      <style:paragraph-properties fo:text-align="center"/>
      <style:text-properties style:font-name-asian="標楷體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T765" style:parent-style-name="預設段落字型" style:family="text">
      <style:text-properties style:font-name-asian="標楷體"/>
    </style:style>
    <style:style style:name="T766" style:parent-style-name="預設段落字型" style:family="text">
      <style:text-properties style:font-name-asian="標楷體"/>
    </style:style>
    <style:style style:name="T767" style:parent-style-name="預設段落字型" style:family="text">
      <style:text-properties style:font-name-asian="標楷體"/>
    </style:style>
    <style:style style:name="T768" style:parent-style-name="預設段落字型" style:family="text">
      <style:text-properties style:font-name-asian="標楷體"/>
    </style:style>
    <style:style style:name="P769" style:parent-style-name="內文" style:family="paragraph">
      <style:paragraph-properties fo:margin-left="0.1666in">
        <style:tab-stops/>
      </style:paragraph-properties>
      <style:text-properties style:font-name-asian="標楷體"/>
    </style:style>
    <style:style style:name="T770" style:parent-style-name="預設段落字型" style:family="text">
      <style:text-properties style:font-name-asian="標楷體"/>
    </style:style>
    <style:style style:name="T771" style:parent-style-name="預設段落字型" style:family="text">
      <style:text-properties style:font-name-asian="標楷體"/>
    </style:style>
    <style:style style:name="T772" style:parent-style-name="預設段落字型" style:family="text">
      <style:text-properties style:font-name-asian="標楷體"/>
    </style:style>
    <style:style style:name="T773" style:parent-style-name="預設段落字型" style:family="text">
      <style:text-properties style:font-name-asian="標楷體"/>
    </style:style>
    <style:style style:name="T774" style:parent-style-name="預設段落字型" style:family="text">
      <style:text-properties style:font-name-asian="標楷體"/>
    </style:style>
    <style:style style:name="T775" style:parent-style-name="預設段落字型" style:family="text">
      <style:text-properties style:font-name-asian="標楷體"/>
    </style:style>
    <style:style style:name="T776" style:parent-style-name="預設段落字型" style:family="text">
      <style:text-properties style:font-name-asian="標楷體"/>
    </style:style>
    <style:style style:name="T777" style:parent-style-name="預設段落字型" style:family="text">
      <style:text-properties style:font-name-asian="標楷體"/>
    </style:style>
    <style:style style:name="P778" style:parent-style-name="內文" style:family="paragraph">
      <style:paragraph-properties fo:margin-left="0.2284in">
        <style:tab-stops/>
      </style:paragraph-properties>
    </style:style>
    <style:style style:name="T779" style:parent-style-name="預設段落字型" style:family="text">
      <style:text-properties style:font-name-asian="標楷體"/>
    </style:style>
    <style:style style:name="P780" style:parent-style-name="內文" style:family="paragraph">
      <style:paragraph-properties fo:margin-left="0.3951in" fo:text-indent="-0.1666in">
        <style:tab-stops/>
      </style:paragraph-properties>
    </style:style>
    <style:style style:name="T781" style:parent-style-name="預設段落字型" style:family="text">
      <style:text-properties style:font-name-asian="標楷體"/>
    </style:style>
    <style:style style:name="T782" style:parent-style-name="預設段落字型" style:family="text">
      <style:text-properties style:font-name-asian="標楷體"/>
    </style:style>
    <style:style style:name="T783" style:parent-style-name="預設段落字型" style:family="text">
      <style:text-properties style:font-name-asian="標楷體"/>
    </style:style>
    <style:style style:name="T784" style:parent-style-name="預設段落字型" style:family="text">
      <style:text-properties style:font-name-asian="標楷體"/>
    </style:style>
    <style:style style:name="P785" style:parent-style-name="內文" style:family="paragraph">
      <style:paragraph-properties fo:margin-left="0.3951in" fo:text-indent="-0.1666in">
        <style:tab-stops/>
      </style:paragraph-properties>
    </style:style>
    <style:style style:name="T786" style:parent-style-name="預設段落字型" style:family="text">
      <style:text-properties style:font-name-asian="標楷體"/>
    </style:style>
    <style:style style:name="T787" style:parent-style-name="預設段落字型" style:family="text">
      <style:text-properties style:font-name-asian="標楷體"/>
    </style:style>
    <style:style style:name="P788" style:parent-style-name="內文" style:family="paragraph">
      <style:paragraph-properties fo:margin-left="0.3951in" fo:text-indent="-0.1666in">
        <style:tab-stops/>
      </style:paragraph-properties>
    </style:style>
    <style:style style:name="T789" style:parent-style-name="預設段落字型" style:family="text">
      <style:text-properties style:font-name-asian="標楷體"/>
    </style:style>
    <style:style style:name="T790" style:parent-style-name="預設段落字型" style:family="text">
      <style:text-properties style:font-name-asian="標楷體"/>
    </style:style>
    <style:style style:name="P791" style:parent-style-name="內文" style:family="paragraph">
      <style:paragraph-properties fo:margin-left="0.3951in" fo:text-indent="-0.1666in">
        <style:tab-stops/>
      </style:paragraph-properties>
    </style:style>
    <style:style style:name="T792" style:parent-style-name="預設段落字型" style:family="text">
      <style:text-properties style:font-name-asian="標楷體"/>
    </style:style>
    <style:style style:name="T793" style:parent-style-name="預設段落字型" style:family="text">
      <style:text-properties style:font-name-asian="標楷體"/>
    </style:style>
    <style:style style:name="T79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795" style:parent-style-name="內文" style:family="paragraph">
      <style:paragraph-properties fo:margin-left="0.3951in" fo:text-indent="-0.1666in">
        <style:tab-stops/>
      </style:paragraph-properties>
    </style:style>
    <style:style style:name="T796" style:parent-style-name="預設段落字型" style:family="text">
      <style:text-properties style:font-name-asian="標楷體"/>
    </style:style>
    <style:style style:name="T797" style:parent-style-name="預設段落字型" style:family="text">
      <style:text-properties style:font-name-asian="標楷體"/>
    </style:style>
    <style:style style:name="T79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內文" style:family="paragraph">
      <style:text-properties style:font-name-asian="標楷體" fo:font-weight="bold" style:font-weight-asian="bold"/>
    </style:style>
  </office:automatic-styles>
  <office:body>
    <office:text text:use-soft-page-breaks="true">
      <text:p text:style-name="P1"><text:span text:style-name="T2">用於容許增量限值之高斯類模式</text:span><text:span text:style-name="T3">（</text:span><text:span text:style-name="T4">ISCST3</text:span><text:span text:style-name="T5">）</text:span><text:span text:style-name="T6">模擬查驗清單</text:span></text:p>
      <text:p text:style-name="P7">2021/10/21修訂</text:p>
      <text:p text:style-name="P8">容許增量限值模式模擬申請案應依申請指引提報以下四類資料，並依本檢核表進行資料提報與確認。</text:p>
      <text:p text:style-name="P9">A：申請案基本資料</text:p>
      <text:p text:style-name="P10">B：模式使用資料與設定</text:p>
      <text:p text:style-name="P11">C：模擬結果</text:p>
      <text:p text:style-name="P12">D：模式輸入與輸出檔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1.0</text:span></text:p>
          </table:table-cell>
          <table:table-cell table:style-name="TableCell22">
            <text:p text:style-name="P23">A</text:p>
          </table:table-cell>
          <table:table-cell table:style-name="TableCell24">
            <text:p text:style-name="內文"><text:span text:style-name="T25">申請案基本資料概述</text:span>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 table:number-columns-spanned="2">
            <table:table table:style-name="Table34">
              <table:table-columns>
                <table:table-column table:style-name="TableColumn35"/>
                <table:table-column table:style-name="TableColumn36"/>
                <table:table-column table:style-name="TableColumn37"/>
                <table:table-column table:style-name="TableColumn38"/>
                <table:table-column table:style-name="TableColumn39"/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 table:number-columns-spanned="7">
                  <text:p text:style-name="P44"><text:span text:style-name="T45">管制編號：</text:span><text:span text:style-name="T46"><text:s/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47">
                <table:table-cell table:style-name="TableCell48" table:number-columns-spanned="7">
                  <text:p text:style-name="P49"><text:span text:style-name="T50">公私場所名稱：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51">
                <table:table-cell table:style-name="TableCell52" table:number-columns-spanned="7">
                  <text:p text:style-name="P53"><text:span text:style-name="T54">公私場所地址：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55">
                <table:table-cell table:style-name="TableCell56" table:number-columns-spanned="4">
                  <text:p text:style-name="P57"><text:span text:style-name="T58">模式模擬執行單位</text:span><text:span text:style-name="T59">:</text:span></text:p>
                </table:table-cell>
                <table:covered-table-cell/>
                <table:covered-table-cell/>
                <table:covered-table-cell/>
                <table:table-cell table:style-name="TableCell60" table:number-columns-spanned="3">
                  <text:p text:style-name="P61"><text:span text:style-name="T62">模式模擬操作人員</text:span><text:span text:style-name="T63">:</text:span></text:p>
                </table:table-cell>
                <table:covered-table-cell/>
                <table:covered-table-cell/>
              </table:table-row>
              <table:table-row table:style-name="TableRow64">
                <table:table-cell table:style-name="TableCell65" table:number-columns-spanned="4">
                  <text:p text:style-name="P66"><text:span text:style-name="T67">製程名稱：</text:span></text:p>
                </table:table-cell>
                <table:covered-table-cell/>
                <table:covered-table-cell/>
                <table:covered-table-cell/>
                <table:table-cell table:style-name="TableCell68" table:number-columns-spanned="3">
                  <text:p text:style-name="P69"><text:span text:style-name="T70">製程代碼：</text:span><text:span text:style-name="T71"><text:s/></text:span></text:p>
                </table:table-cell>
                <table:covered-table-cell/>
                <table:covered-table-cell/>
              </table:table-row>
              <table:table-row table:style-name="TableRow72">
                <table:table-cell table:style-name="TableCell73" table:number-rows-spanned="12">
                  <text:p text:style-name="P74"><text:span text:style-name="T75">申請類別</text:span></text:p>
                </table:table-cell>
                <table:table-cell table:style-name="TableCell76" table:number-rows-spanned="6">
                  <text:p text:style-name="P77"><text:span text:style-name="T78">□</text:span><text:span text:style-name="T79">新設</text:span></text:p>
                </table:table-cell>
                <table:table-cell table:style-name="TableCell80" table:number-columns-spanned="5">
                  <text:p text:style-name="P81"><text:span text:style-name="T82">污染物年排放量</text:span><text:span text:style-name="T83">(</text:span><text:span text:style-name="T84">公噸</text:span><text:span text:style-name="T85">)<text:s/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Row86">
                <table:covered-table-cell>
                  <text:p text:style-name="P87"/>
                </table:covered-table-cell>
                <table:covered-table-cell>
                  <text:p text:style-name="P88"/>
                </table:covered-table-cell>
                <table:table-cell table:style-name="TableCell89">
                  <text:p text:style-name="P90"><text:span text:style-name="T91">PM</text:span><text:span text:style-name="T92">10</text:span></text:p>
                </table:table-cell>
                <table:table-cell table:style-name="TableCell93" table:number-columns-spanned="4">
                  <text:p text:style-name="P94"/>
                </table:table-cell>
                <table:covered-table-cell/>
                <table:covered-table-cell/>
                <table:covered-table-cell/>
              </table:table-row>
              <table:table-row table:style-name="TableRow95">
                <table:covered-table-cell>
                  <text:p text:style-name="P96"/>
                </table:covered-table-cell>
                <table:covered-table-cell>
                  <text:p text:style-name="P97"/>
                </table:covered-table-cell>
                <table:table-cell table:style-name="TableCell98">
                  <text:p text:style-name="內文"><text:span text:style-name="T99">PM</text:span><text:span text:style-name="T100">2.5</text:span></text:p>
                </table:table-cell>
                <table:table-cell table:style-name="TableCell101" table:number-columns-spanned="4">
                  <text:p text:style-name="P102"/>
                </table:table-cell>
                <table:covered-table-cell/>
                <table:covered-table-cell/>
                <table:covered-table-cell/>
              </table:table-row>
              <table:table-row table:style-name="TableRow103">
                <table:covered-table-cell>
                  <text:p text:style-name="P104"/>
                </table:covered-table-cell>
                <table:covered-table-cell>
                  <text:p text:style-name="P105"/>
                </table:covered-table-cell>
                <table:table-cell table:style-name="TableCell106">
                  <text:p text:style-name="內文"><text:span text:style-name="T107">SO</text:span><text:span text:style-name="T108">x</text:span></text:p>
                </table:table-cell>
                <table:table-cell table:style-name="TableCell109" table:number-columns-spanned="4">
                  <text:p text:style-name="P110"/>
                </table:table-cell>
                <table:covered-table-cell/>
                <table:covered-table-cell/>
                <table:covered-table-cell/>
              </table:table-row>
              <table:table-row table:style-name="TableRow111">
                <table:covered-table-cell>
                  <text:p text:style-name="P112"/>
                </table:covered-table-cell>
                <table:covered-table-cell>
                  <text:p text:style-name="P113"/>
                </table:covered-table-cell>
                <table:table-cell table:style-name="TableCell114">
                  <text:p text:style-name="P115"><text:span text:style-name="T116">NO</text:span><text:span text:style-name="T117">x</text:span></text:p>
                </table:table-cell>
                <table:table-cell table:style-name="TableCell118" table:number-columns-spanned="4">
                  <text:p text:style-name="P119"/>
                </table:table-cell>
                <table:covered-table-cell/>
                <table:covered-table-cell/>
                <table:covered-table-cell/>
              </table:table-row>
              <table:table-row table:style-name="TableRow120">
                <table:covered-table-cell>
                  <text:p text:style-name="P121"/>
                </table:covered-table-cell>
                <table:covered-table-cell>
                  <text:p text:style-name="P122"/>
                </table:covered-table-cell>
                <table:table-cell table:style-name="TableCell123">
                  <text:p text:style-name="P124">VOC</text:p>
                </table:table-cell>
                <table:table-cell table:style-name="TableCell125" table:number-columns-spanned="4">
                  <text:p text:style-name="P126"/>
                </table:table-cell>
                <table:covered-table-cell/>
                <table:covered-table-cell/>
                <table:covered-table-cell/>
              </table:table-row>
              <table:table-row table:style-name="TableRow127">
                <table:covered-table-cell>
                  <text:p text:style-name="P128"/>
                </table:covered-table-cell>
                <table:table-cell table:style-name="TableCell129" table:number-rows-spanned="6">
                  <text:p text:style-name="P130"><text:span text:style-name="T131">□</text:span><text:span text:style-name="T132">變更</text:span></text:p>
                </table:table-cell>
                <table:table-cell table:style-name="TableCell133">
                  <text:p text:style-name="P134"><text:span text:style-name="T135">污染物</text:span></text:p>
                </table:table-cell>
                <table:table-cell table:style-name="TableCell136" table:number-columns-spanned="2">
                  <text:p text:style-name="P137"><text:span text:style-name="T138">變更前年許可排放量</text:span><text:span text:style-name="T139">(</text:span><text:span text:style-name="T140">公噸</text:span><text:span text:style-name="T141">)</text:span></text:p>
                </table:table-cell>
                <table:covered-table-cell/>
                <table:table-cell table:style-name="TableCell142">
                  <text:p text:style-name="P143"><text:span text:style-name="T144">變更後年排放量</text:span><text:span text:style-name="T145"><text:s text:c="2"/>(</text:span><text:span text:style-name="T146">公噸</text:span><text:span text:style-name="T147">)</text:span></text:p>
                </table:table-cell>
                <table:table-cell table:style-name="TableCell148">
                  <text:p text:style-name="P149"><text:span text:style-name="T150">增量比率</text:span><text:span text:style-name="T151">(%)</text:span></text:p>
                </table:table-cell>
              </table:table-row>
              <table:table-row table:style-name="TableRow152">
                <table:covered-table-cell>
                  <text:p text:style-name="P153"/>
                </table:covered-table-cell>
                <table:covered-table-cell>
                  <text:p text:style-name="P154"/>
                </table:covered-table-cell>
                <table:table-cell table:style-name="TableCell155">
                  <text:p text:style-name="P156"><text:span text:style-name="T157">PM</text:span><text:span text:style-name="T158">10</text:span></text:p>
                </table:table-cell>
                <table:table-cell table:style-name="TableCell159" table:number-columns-spanned="2">
                  <text:p text:style-name="P160"/>
                </table:table-cell>
                <table:covered-table-cell/>
                <table:table-cell table:style-name="TableCell161">
                  <text:p text:style-name="P162"/>
                </table:table-cell>
                <table:table-cell table:style-name="TableCell163">
                  <text:p text:style-name="P164"/>
                </table:table-cell>
              </table:table-row>
              <table:table-row table:style-name="TableRow165">
                <table:covered-table-cell>
                  <text:p text:style-name="P166"/>
                </table:covered-table-cell>
                <table:covered-table-cell>
                  <text:p text:style-name="P167"/>
                </table:covered-table-cell>
                <table:table-cell table:style-name="TableCell168">
                  <text:p text:style-name="P169"><text:span text:style-name="T170">PM</text:span><text:span text:style-name="T171">2.5</text:span></text:p>
                </table:table-cell>
                <table:table-cell table:style-name="TableCell172" table:number-columns-spanned="2">
                  <text:p text:style-name="P173"/>
                </table:table-cell>
                <table:covered-table-cell/>
                <table:table-cell table:style-name="TableCell174">
                  <text:p text:style-name="P175"/>
                </table:table-cell>
                <table:table-cell table:style-name="TableCell176">
                  <text:p text:style-name="P177"/>
                </table:table-cell>
              </table:table-row>
              <table:table-row table:style-name="TableRow178">
                <table:covered-table-cell>
                  <text:p text:style-name="P179"/>
                </table:covered-table-cell>
                <table:covered-table-cell>
                  <text:p text:style-name="P180"/>
                </table:covered-table-cell>
                <table:table-cell table:style-name="TableCell181">
                  <text:p text:style-name="P182"><text:span text:style-name="T183">SO</text:span><text:span text:style-name="T184">x</text:span></text:p>
                </table:table-cell>
                <table:table-cell table:style-name="TableCell185" table:number-columns-spanned="2">
                  <text:p text:style-name="P186"/>
                </table:table-cell>
                <table:covered-table-cell/>
                <table:table-cell table:style-name="TableCell187">
                  <text:p text:style-name="P188"/>
                </table:table-cell>
                <table:table-cell table:style-name="TableCell189">
                  <text:p text:style-name="P190"/>
                </table:table-cell>
              </table:table-row>
              <table:table-row table:style-name="TableRow191">
                <table:covered-table-cell>
                  <text:p text:style-name="P192"/>
                </table:covered-table-cell>
                <table:covered-table-cell>
                  <text:p text:style-name="P193"/>
                </table:covered-table-cell>
                <table:table-cell table:style-name="TableCell194">
                  <text:p text:style-name="P195"><text:span text:style-name="T196">NO</text:span><text:span text:style-name="T197">x</text:span></text:p>
                </table:table-cell>
                <table:table-cell table:style-name="TableCell198" table:number-columns-spanned="2">
                  <text:p text:style-name="P199"/>
                </table:table-cell>
                <table:covered-table-cell/>
                <table:table-cell table:style-name="TableCell200">
                  <text:p text:style-name="P201"/>
                </table:table-cell>
                <table:table-cell table:style-name="TableCell202">
                  <text:p text:style-name="P203"/>
                </table:table-cell>
              </table:table-row>
              <table:table-row table:style-name="TableRow204">
                <table:covered-table-cell>
                  <text:p text:style-name="P205"/>
                </table:covered-table-cell>
                <table:covered-table-cell>
                  <text:p text:style-name="P206"/>
                </table:covered-table-cell>
                <table:table-cell table:style-name="TableCell207">
                  <text:p text:style-name="P208"><text:span text:style-name="T209">VOC</text:span></text:p>
                </table:table-cell>
                <table:table-cell table:style-name="TableCell210" table:number-columns-spanned="2">
                  <text:p text:style-name="P211"/>
                </table:table-cell>
                <table:covered-table-cell/>
                <table:table-cell table:style-name="TableCell212">
                  <text:p text:style-name="P213"/>
                </table:table-cell>
                <table:table-cell table:style-name="TableCell214">
                  <text:p text:style-name="P215"/>
                </table:table-cell>
              </table:table-row>
              <table:table-row table:style-name="TableRow216">
                <table:table-cell table:style-name="TableCell217" table:number-columns-spanned="7">
                  <text:p text:style-name="P218"><text:span text:style-name="T219">污染源所在防制區：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220">
                <table:table-cell table:style-name="TableCell221" table:number-columns-spanned="7">
                  <text:p text:style-name="P222"><text:span text:style-name="T223">本年內是否新設或變更其他製程：</text:span><text:span text:style-name="T224">□</text:span><text:span text:style-name="T225">是</text:span><text:span text:style-name="T226">(</text:span><text:span text:style-name="T227">請加入模擬</text:span><text:span text:style-name="T228">)</text:span><text:span text:style-name="T229"><text:s/>□</text:span><text:span text:style-name="T230">否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231">
                <table:table-cell table:style-name="TableCell232" table:number-columns-spanned="7">
                  <text:p text:style-name="P233"><text:span text:style-name="T234">模擬之污染物：</text:span></text:p>
                  <text:p text:style-name="P235"><text:span text:style-name="T236">□PM</text:span><text:span text:style-name="T237">10 <text:s text:c="3"/></text:span><text:span text:style-name="T238">□PM</text:span><text:span text:style-name="T239">2.5 <text:s text:c="3"/></text:span><text:span text:style-name="T240">□SO</text:span><text:span text:style-name="T241">2 <text:s text:c="2"/></text:span><text:span text:style-name="T242">□NO</text:span><text:span text:style-name="T243">2</text:span><text:span text:style-name="T244"><text:s/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245">
                <table:table-cell table:style-name="TableCell246" table:number-columns-spanned="7">
                  <text:p text:style-name="P247"><text:span text:style-name="T248">申請日期：</text:span><text:span text:style-name="T249"><text:s text:c="7"/></text:span><text:span text:style-name="T250">年</text:span><text:span text:style-name="T251"><text:s text:c="5"/></text:span><text:span text:style-name="T252">月</text:span><text:span text:style-name="T253"><text:s text:c="7"/></text:span><text:span text:style-name="T254">日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55"/>
          </table:table-cell>
          <table:covered-table-cell/>
        </table:table-row>
        <text:soft-page-break/>
        <table:table-row table:style-name="TableRow256">
          <table:table-cell table:style-name="TableCell257">
            <text:p text:style-name="P258">2.0</text:p>
          </table:table-cell>
          <table:table-cell table:style-name="TableCell259">
            <text:p text:style-name="P260">B</text:p>
          </table:table-cell>
          <table:table-cell table:style-name="TableCell261">
            <text:p text:style-name="內文"><text:span text:style-name="T262">污染源鄰近</text:span><text:span text:style-name="T263">200</text:span><text:span text:style-name="T264">公尺半徑範圍內建物配置圖</text:span></text:p>
          </table:table-cell>
          <table:table-cell table:style-name="TableCell265">
            <text:p text:style-name="內文"><text:span text:style-name="T266">提報圖表</text:span></text:p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內文"><text:span text:style-name="T273">1.□</text:span><text:span text:style-name="T274">根據申請案之範圍，提供足以展示所有相關資料之建物配置圖。</text:span></text:p>
            <text:p text:style-name="P275">每張圖須包含下列資訊：</text:p>
            <text:p text:style-name="P276">□清楚標示比例及北方。</text:p>
            <text:p text:style-name="P277">□廠區建築設施及圍牆範圍。</text:p>
            <text:p text:style-name="P278">□UTM座標軸。</text:p>
            <text:p text:style-name="P279">□UTM座標參考點及所有進行模擬之污染源排放位置。</text:p>
            <text:p text:style-name="P280">□煙囪至影響可能煙囪下洗效應(downwash)之鄰近建築物距離</text:p>
            <text:p text:style-name="P281">□可能影響煙囪下洗效應(downwash)之建築物長、寬、高度。</text:p>
          </table:table-cell>
          <table:table-cell table:style-name="TableCell282">
            <text:p text:style-name="P283">PSD-08</text:p>
          </table:table-cell>
        </table:table-row>
        <table:table-row table:style-name="TableRow284">
          <table:table-cell table:style-name="TableCell285">
            <text:p text:style-name="P286">3.0</text:p>
          </table:table-cell>
          <table:table-cell table:style-name="TableCell287">
            <text:p text:style-name="P288">B</text:p>
          </table:table-cell>
          <table:table-cell table:style-name="TableCell289">
            <text:p text:style-name="內文"><text:span text:style-name="T290">模擬範圍之地形圖</text:span></text:p>
          </table:table-cell>
          <table:table-cell table:style-name="TableCell291">
            <text:p text:style-name="內文"><text:span text:style-name="T292">提報圖表</text:span>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內文"><text:span text:style-name="T299">1.□</text:span><text:span text:style-name="T300">檢附模擬範圍之地形圖（</text:span><text:span text:style-name="T301">PSD-02</text:span><text:span text:style-name="T302">）。</text:span></text:p>
            <text:p text:style-name="內文"><text:span text:style-name="T303">2.</text:span><text:span text:style-name="T304">每張地形圖須包含下列資訊：</text:span></text:p>
            <text:p text:style-name="P305"><text:span text:style-name="T306">□</text:span><text:span text:style-name="T307">模擬範圍所在地形圖圖幅代碼</text:span></text:p>
            <text:p text:style-name="P308"><text:span text:style-name="T309">□</text:span><text:span text:style-name="T310">模擬範圍</text:span><text:span text:style-name="T311">UTM</text:span><text:span text:style-name="T312">座標軸</text:span></text:p>
            <text:p text:style-name="P313"><text:span text:style-name="T314">□</text:span><text:span text:style-name="T315">污染源位置</text:span></text:p>
            <text:p text:style-name="P316"><text:span text:style-name="T317">□</text:span><text:span text:style-name="T318">廠區範圍</text:span></text:p>
          </table:table-cell>
          <table:table-cell table:style-name="TableCell319">
            <text:p text:style-name="P320">PSD-02</text:p>
          </table:table-cell>
        </table:table-row>
        <table:table-row table:style-name="TableRow321">
          <table:table-cell table:style-name="TableCell322">
            <text:p text:style-name="P323">4.0</text:p>
          </table:table-cell>
          <table:table-cell table:style-name="TableCell324">
            <text:p text:style-name="P325">B</text:p>
          </table:table-cell>
          <table:table-cell table:style-name="TableCell326">
            <text:p text:style-name="內文"><text:span text:style-name="T327">模式模擬所需排放清冊</text:span></text:p>
          </table:table-cell>
          <table:table-cell table:style-name="TableCell328">
            <text:p text:style-name="內文"><text:span text:style-name="T329">提報圖表</text:span></text:p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內文"><text:span text:style-name="T336">1.</text:span><text:span text:style-name="T337">表列污染源排放清單：</text:span></text:p>
            <text:p text:style-name="P338"><text:span text:style-name="T339">□</text:span><text:span text:style-name="T340">點源</text:span><text:span text:style-name="T341"><text:s/></text:span><text:span text:style-name="T342">（依</text:span><text:span text:style-name="T343">表</text:span><text:span text:style-name="T344">PSD-03</text:span><text:span text:style-name="T345">格式提報）</text:span></text:p>
            <text:p text:style-name="P346"><text:span text:style-name="T347">□</text:span><text:span text:style-name="T348">面源</text:span><text:span text:style-name="T349"><text:s/></text:span><text:span text:style-name="T350">（依</text:span><text:span text:style-name="T351">表</text:span><text:span text:style-name="T352">PSD-04</text:span><text:span text:style-name="T353">格式提報）</text:span></text:p>
            <text:p text:style-name="P354"><text:span text:style-name="T355">□</text:span><text:span text:style-name="T356">面源</text:span><text:span text:style-name="T357">(</text:span><text:span text:style-name="T358">多邊形</text:span><text:span text:style-name="T359">)<text:s/></text:span><text:span text:style-name="T360">（依</text:span><text:span text:style-name="T361">表</text:span><text:span text:style-name="T362">PSD-05</text:span><text:span text:style-name="T363">格式提報）</text:span></text:p>
            <text:p text:style-name="P364"><text:span text:style-name="T365">□</text:span><text:span text:style-name="T366">體源</text:span><text:span text:style-name="T367"><text:s/></text:span><text:span text:style-name="T368">（依</text:span><text:span text:style-name="T369">表</text:span><text:span text:style-name="T370">PSD-06</text:span><text:span text:style-name="T371">格式提報）</text:span></text:p>
            <text:p text:style-name="P372"><text:span text:style-name="T373">2.□</text:span><text:span text:style-name="T374">提供所有假設條件及計算說明，並包含佐證資料來源。</text:span></text:p>
          </table:table-cell>
          <table:table-cell table:style-name="TableCell375">
            <text:p text:style-name="P376">PSD-03</text:p>
            <text:p text:style-name="P377">PSD-04</text:p>
            <text:p text:style-name="P378">PSD-05</text:p>
            <text:p text:style-name="P379">PSD-06</text:p>
          </table:table-cell>
        </table:table-row>
        <table:table-row table:style-name="TableRow380">
          <table:table-cell table:style-name="TableCell381">
            <text:p text:style-name="P382">5.0</text:p>
          </table:table-cell>
          <table:table-cell table:style-name="TableCell383">
            <text:p text:style-name="P384">B</text:p>
          </table:table-cell>
          <table:table-cell table:style-name="TableCell385">
            <text:p text:style-name="內文"><text:span text:style-name="T386">模式參數設定</text:span></text:p>
          </table:table-cell>
          <table:table-cell table:style-name="TableCell387">
            <text:p text:style-name="內文"><text:span text:style-name="T388">提報圖表</text:span>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><text:span text:style-name="T396">1.</text:span><text:span text:style-name="T397">模擬期程：</text:span><text:span text:style-name="T398">□</text:span><text:span text:style-name="T399">三年</text:span><text:span text:style-name="T400"><text:s text:c="2"/>□</text:span><text:span text:style-name="T401">三年以上</text:span><text:span text:style-name="T402">(</text:span><text:span text:style-name="T403"><text:s text:c="8"/></text:span><text:span text:style-name="T404">年</text:span><text:span text:style-name="T405">)</text:span></text:p>
            <text:soft-page-break/>
            <text:p text:style-name="P406"><text:span text:style-name="T407">2.</text:span><text:span text:style-name="T408">排放源時程變化：</text:span><text:span text:style-name="T409">□</text:span><text:span text:style-name="T410">無變化</text:span><text:span text:style-name="T411">□</text:span><text:span text:style-name="T412">季變化</text:span><text:span text:style-name="T413">□</text:span><text:span text:style-name="T414">月變化</text:span><text:span text:style-name="T415">□</text:span><text:span text:style-name="T416">其他</text:span></text:p>
            <text:p text:style-name="P417"><text:span text:style-name="T418">（請檢附操作時程資料）</text:span></text:p>
            <text:p text:style-name="P419"><text:span text:style-name="T420">3.</text:span><text:span text:style-name="T421">擴散係數類型：</text:span><text:span text:style-name="T422">□</text:span><text:span text:style-name="T423">都市型</text:span><text:span text:style-name="T424"><text:s text:c="2"/>□</text:span><text:span text:style-name="T425">鄉村型</text:span></text:p>
            <text:p text:style-name="P426"><text:span text:style-name="T427">模擬範圍內涵蓋之圖幅編號：</text:span><text:span text:style-name="T428"><text:s text:c="16"/></text:span></text:p>
            <text:p text:style-name="P429"><text:span text:style-name="T430">4.</text:span><text:span text:style-name="T431">地形機制：</text:span><text:span text:style-name="T432">□</text:span><text:span text:style-name="T433">簡單地形</text:span><text:span text:style-name="T434"><text:s text:c="2"/>□</text:span><text:span text:style-name="T435">複雜地形</text:span></text:p>
            <text:p text:style-name="P436"><text:span text:style-name="T437">模擬範圍內最大地形高度：</text:span><text:span text:style-name="T438"><text:s text:c="12"/></text:span><text:span text:style-name="T439">公尺</text:span></text:p>
            <text:p text:style-name="P440"><text:span text:style-name="T441">廠區平均海平面高度：</text:span><text:span text:style-name="T442"><text:s text:c="12"/></text:span><text:span text:style-name="T443">公尺</text:span></text:p>
            <text:p text:style-name="P444"><text:span text:style-name="T445">5.</text:span><text:span text:style-name="T446">建築物尾流效應：</text:span><text:span text:style-name="T447">□</text:span><text:span text:style-name="T448">有</text:span><text:span text:style-name="T449"><text:s text:c="2"/>□</text:span><text:span text:style-name="T450">無</text:span></text:p>
            <text:p text:style-name="P451"><text:span text:style-name="T452">（請檢附煙囪與鄰近建築物關係圖</text:span><text:span text:style-name="T453">PSD-08</text:span><text:span text:style-name="T454">佐證，並須依圖計算說明是否達</text:span><text:span text:style-name="T455">本使用規範</text:span><text:span text:style-name="T456">第五條之條件）</text:span></text:p>
            <text:p text:style-name="P457"><text:span text:style-name="T458">6.</text:span><text:span text:style-name="T459">粒狀物沈降機制：</text:span><text:span text:style-name="T460">□</text:span><text:span text:style-name="T461">有</text:span><text:span text:style-name="T462"><text:s text:c="2"/>□</text:span><text:span text:style-name="T463">無</text:span></text:p>
            <text:p text:style-name="P464"><text:span text:style-name="T465">（若有，請檢附相關分析資料）</text:span></text:p>
          </table:table-cell>
          <table:table-cell table:style-name="TableCell466">
            <text:p text:style-name="P467">PSD-07</text:p>
            <text:p text:style-name="P468">PSD-08</text:p>
            <text:p text:style-name="P469"/>
          </table:table-cell>
        </table:table-row>
        <text:soft-page-break/>
        <table:table-row table:style-name="TableRow470">
          <table:table-cell table:style-name="TableCell471">
            <text:p text:style-name="P472">6.0</text:p>
          </table:table-cell>
          <table:table-cell table:style-name="TableCell473">
            <text:p text:style-name="P474">B</text:p>
          </table:table-cell>
          <table:table-cell table:style-name="TableCell475">
            <text:p text:style-name="內文"><text:span text:style-name="T476">模擬範圍設定</text:span></text:p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>1.受體點網格</text:p>
            <text:p text:style-name="P486"><text:span text:style-name="T487">□</text:span><text:span text:style-name="T488">採單一網格系統</text:span><text:span text:style-name="T489">(</text:span><text:span text:style-name="T490">模擬範圍內受點網格大小設定相同</text:span><text:span text:style-name="T491">)</text:span></text:p>
            <text:p text:style-name="P492"><text:span text:style-name="T493">東西向範圍</text:span><text:span text:style-name="T494">(UTM</text:span><text:span text:style-name="T495">座標</text:span><text:span text:style-name="T496">)</text:span><text:span text:style-name="T497">：</text:span><text:span text:style-name="T498"><text:s text:c="23"/></text:span><text:span text:style-name="T499"><text:s/></text:span></text:p>
            <text:p text:style-name="P500"><text:span text:style-name="T501">南北向範圍</text:span><text:span text:style-name="T502">(UTM</text:span><text:span text:style-name="T503">座標</text:span><text:span text:style-name="T504">)</text:span><text:span text:style-name="T505">：</text:span><text:span text:style-name="T506"><text:s text:c="12"/></text:span><text:span text:style-name="T507"><text:s text:c="11"/></text:span><text:span text:style-name="T508"><text:s/></text:span></text:p>
            <text:p text:style-name="P509"><text:span text:style-name="T510">格點間距：</text:span><text:span text:style-name="T511"><text:s text:c="7"/></text:span><text:span text:style-name="T512"><text:s/></text:span><text:span text:style-name="T513">公尺</text:span></text:p>
            <text:p text:style-name="P514">□離散性網格：</text:p>
            <text:p text:style-name="P515">請說明各網格點編號(或名稱)、UTM座標：</text:p>
            <text:p text:style-name="P516"><text:s text:c="54"/></text:p>
            <text:p text:style-name="P517"><text:s text:c="54"/></text:p>
            <text:p text:style-name="P518"><text:s text:c="54"/></text:p>
            <text:p text:style-name="P519"><text:s text:c="32"/><text:s text:c="22"/></text:p>
            <text:p text:style-name="P520"><text:s text:c="54"/></text:p>
            <text:p text:style-name="P521"><text:s text:c="54"/></text:p>
            <text:p text:style-name="P522">□其他：</text:p>
            <text:p text:style-name="P523"><text:span text:style-name="T524">請說明：</text:span><text:span text:style-name="T525"><text:s/></text:span><text:span text:style-name="T526"><text:s text:c="46"/></text:span></text:p>
            <text:p text:style-name="P527"><text:span text:style-name="T528"><text:s text:c="55"/></text:span></text:p>
            <text:p text:style-name="P529"><text:span text:style-name="T530"><text:s text:c="10"/></text:span><text:span text:style-name="T531"><text:s text:c="45"/></text:span></text:p>
            <text:p text:style-name="P532"><text:span text:style-name="T533"><text:s text:c="55"/></text:span></text:p>
            <text:p text:style-name="P534"><text:span text:style-name="T535">2.</text:span><text:span text:style-name="T536">是否跨不同防制區：</text:span><text:span text:style-name="T537">□</text:span><text:span text:style-name="T538">是</text:span><text:span text:style-name="T539"><text:s text:c="2"/>□</text:span><text:span text:style-name="T540">否</text:span></text:p>
            <text:p text:style-name="P541"><text:span text:style-name="T542">涵蓋之防制區及其等級：</text:span><text:span text:style-name="T543"><text:s text:c="39"/></text:span></text:p>
          </table:table-cell>
          <table:table-cell table:style-name="TableCell544">
            <text:p text:style-name="P545">PSD-07</text:p>
            <text:p text:style-name="P546"/>
          </table:table-cell>
        </table:table-row>
        <table:table-row table:style-name="TableRow547">
          <table:table-cell table:style-name="TableCell548">
            <text:p text:style-name="P549">7.0</text:p>
          </table:table-cell>
          <table:table-cell table:style-name="TableCell550">
            <text:p text:style-name="P551">B</text:p>
          </table:table-cell>
          <table:table-cell table:style-name="TableCell552">
            <text:p text:style-name="內文"><text:span text:style-name="T553">地形資料</text:span>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<text:span text:style-name="T563">1.</text:span><text:span text:style-name="T564">是否考慮地形：</text:span><text:span text:style-name="T565">□</text:span><text:span text:style-name="T566">是</text:span><text:span text:style-name="T567"><text:s text:c="2"/>□</text:span><text:span text:style-name="T568">否</text:span><text:span text:style-name="T569">（若否，以下免填）</text:span></text:p>
            <text:p text:style-name="P570"><text:span text:style-name="T571">2.</text:span><text:span text:style-name="T572">是否使用公告之地形資料：</text:span></text:p>
            <text:soft-page-break/>
            <text:p text:style-name="P573"><text:span text:style-name="T574">□<text:s/></text:span><text:span text:style-name="T575">是，使用公告地形資料</text:span></text:p>
            <text:p text:style-name="P576"><text:span text:style-name="T577">使用年份：</text:span><text:span text:style-name="T578"><text:s text:c="18"/></text:span><text:span text:style-name="T579"><text:s/></text:span></text:p>
            <text:p text:style-name="P580"><text:span text:style-name="T581">□<text:s/></text:span><text:span text:style-name="T582">否，使用非公告地形資料</text:span></text:p>
            <text:p text:style-name="P583"><text:span text:style-name="T584">地形資料來源</text:span><text:span text:style-name="T585">(</text:span><text:span text:style-name="T586">單位</text:span><text:span text:style-name="T587">)</text:span><text:span text:style-name="T588">：</text:span><text:span text:style-name="T589"><text:s text:c="18"/></text:span><text:span text:style-name="T590"><text:s/></text:span></text:p>
            <text:p text:style-name="P591"><text:span text:style-name="T592">地形資料名稱：</text:span><text:span text:style-name="T593"><text:s text:c="18"/></text:span><text:span text:style-name="T594"><text:s/></text:span></text:p>
            <text:p text:style-name="P595"><text:span text:style-name="T596">資料年份：</text:span><text:span text:style-name="T597"><text:s text:c="18"/></text:span><text:span text:style-name="T598"><text:s/></text:span></text:p>
            <text:p text:style-name="P599"><text:span text:style-name="T600">解析度：</text:span><text:span text:style-name="T601"><text:s text:c="15"/></text:span><text:span text:style-name="T602">公尺</text:span></text:p>
            <text:p text:style-name="內文"><text:span text:style-name="T603">3.</text:span><text:span text:style-name="T604">請說明如何決定各受體點之地形高程：</text:span></text:p>
            <text:p text:style-name="P605"><text:span text:style-name="T606"><text:s/></text:span><text:span text:style-name="T607"><text:s text:c="52"/></text:span></text:p>
            <text:p text:style-name="P608"><text:span text:style-name="T609"><text:s/></text:span><text:span text:style-name="T610"><text:s text:c="42"/></text:span><text:span text:style-name="T611"><text:s text:c="10"/></text:span></text:p>
            <text:p text:style-name="P612"><text:span text:style-name="T613"><text:s/></text:span><text:span text:style-name="T614"><text:s text:c="52"/></text:span></text:p>
          </table:table-cell>
          <table:table-cell table:style-name="TableCell615">
            <text:p text:style-name="P616">PSD-02</text:p>
          </table:table-cell>
        </table:table-row>
        <table:table-row table:style-name="TableRow617">
          <table:table-cell table:style-name="TableCell618">
            <text:p text:style-name="P619">8.0</text:p>
          </table:table-cell>
          <table:table-cell table:style-name="TableCell620">
            <text:p text:style-name="P621">B</text:p>
          </table:table-cell>
          <table:table-cell table:style-name="TableCell622">
            <text:p text:style-name="內文"><text:span text:style-name="T623">氣象資料</text:span></text:p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內文"><text:span text:style-name="T632">是否使用公告之氣象資料：</text:span></text:p>
            <text:p text:style-name="內文"><text:span text:style-name="T633">□<text:s/></text:span><text:span text:style-name="T634">是，使用公告氣象資料輸入檔</text:span></text:p>
            <text:p text:style-name="P635"><text:span text:style-name="T636">測站名稱：</text:span><text:span text:style-name="T637"><text:s text:c="18"/></text:span><text:span text:style-name="T638"><text:s/></text:span></text:p>
            <text:p text:style-name="P639"><text:span text:style-name="T640">使用年份：</text:span><text:span text:style-name="T641"><text:s text:c="18"/></text:span><text:span text:style-name="T642"><text:s/></text:span></text:p>
            <text:p text:style-name="內文"><text:span text:style-name="T643">□<text:s/></text:span><text:span text:style-name="T644">否，使用非公告氣象資料</text:span></text:p>
            <text:p text:style-name="P645"><text:span text:style-name="T646">(1).</text:span><text:span text:style-name="T647">地面氣象資料來源說明</text:span></text:p>
            <text:p text:style-name="P648"><text:span text:style-name="T649">地面氣象資料來源</text:span><text:span text:style-name="T650">(</text:span><text:span text:style-name="T651">單位</text:span><text:span text:style-name="T652">)</text:span><text:span text:style-name="T653">：</text:span><text:span text:style-name="T654"><text:s text:c="24"/></text:span><text:span text:style-name="T655"><text:s/></text:span></text:p>
            <text:p text:style-name="P656"><text:span text:style-name="T657">測站名稱：</text:span><text:span text:style-name="T658"><text:s text:c="18"/></text:span><text:span text:style-name="T659"><text:s/></text:span></text:p>
            <text:p text:style-name="P660"><text:span text:style-name="T661">風速計高度：</text:span><text:span text:style-name="T662"><text:s text:c="18"/></text:span><text:span text:style-name="T663"><text:s/></text:span></text:p>
            <text:p text:style-name="P664"><text:span text:style-name="T665">使用年份：</text:span><text:span text:style-name="T666"><text:s text:c="18"/></text:span><text:span text:style-name="T667"><text:s/></text:span></text:p>
            <text:p text:style-name="P668"><text:span text:style-name="T669">(2).</text:span><text:span text:style-name="T670">探空氣象資料來源說明</text:span></text:p>
            <text:p text:style-name="P671"><text:span text:style-name="T672">探空氣象資料來源</text:span><text:span text:style-name="T673">(</text:span><text:span text:style-name="T674">單位</text:span><text:span text:style-name="T675">)</text:span><text:span text:style-name="T676">：</text:span><text:span text:style-name="T677"><text:s text:c="24"/></text:span><text:span text:style-name="T678"><text:s/></text:span></text:p>
            <text:p text:style-name="P679"><text:span text:style-name="T680">測站名稱：</text:span><text:span text:style-name="T681"><text:s text:c="18"/></text:span><text:span text:style-name="T682"><text:s/></text:span></text:p>
            <text:p text:style-name="P683"><text:span text:style-name="T684">使用年份：</text:span><text:span text:style-name="T685"><text:s text:c="18"/></text:span><text:span text:style-name="T686"><text:s/></text:span></text:p>
            <text:p text:style-name="P687"><text:span text:style-name="T688">(3).</text:span><text:span text:style-name="T689">請說明氣象資料如何補遺取代：</text:span></text:p>
            <text:p text:style-name="P690"><text:span text:style-name="T691"><text:s/></text:span><text:span text:style-name="T692"><text:s text:c="52"/></text:span></text:p>
            <text:p text:style-name="P693"><text:span text:style-name="T694"><text:s/></text:span><text:span text:style-name="T695"><text:s text:c="52"/></text:span></text:p>
            <text:p text:style-name="P696"><text:span text:style-name="T697"><text:s/></text:span><text:span text:style-name="T698"><text:s text:c="52"/></text:span></text:p>
          </table:table-cell>
          <table:table-cell table:style-name="TableCell699">
            <text:p text:style-name="P700">PSD-02</text:p>
          </table:table-cell>
        </table:table-row>
        <table:table-row table:style-name="TableRow701">
          <table:table-cell table:style-name="TableCell702">
            <text:p text:style-name="P703">9.0</text:p>
          </table:table-cell>
          <table:table-cell table:style-name="TableCell704">
            <text:p text:style-name="P705">C</text:p>
          </table:table-cell>
          <table:table-cell table:style-name="TableCell706">
            <text:p text:style-name="內文"><text:span text:style-name="T707">模擬結果</text:span></text:p>
          </table:table-cell>
          <table:table-cell table:style-name="TableCell708">
            <text:p text:style-name="內文"><text:span text:style-name="T709">提報圖表</text:span></text:p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><text:span text:style-name="T717">是否提報</text:span><text:span text:style-name="T718">表</text:span><text:span text:style-name="T719">PSD-09</text:span><text:span text:style-name="T720">：</text:span><text:span text:style-name="T721">□</text:span><text:span text:style-name="T722">是</text:span><text:span text:style-name="T723"><text:s text:c="2"/>□</text:span><text:span text:style-name="T724">否</text:span></text:p>
            <text:p text:style-name="P725">提報內容如下：</text:p>
            <text:p text:style-name="P726"><text:span text:style-name="T727">1.</text:span><text:span text:style-name="T728">各時段模擬結果（最大值、第八大值）、最大增量發生處座標，並與容許增量限值比較。</text:span></text:p>
            <text:p text:style-name="P729"><text:span text:style-name="T730">2.NO</text:span><text:span text:style-name="T731">2</text:span><text:span text:style-name="T732">是否使用臭氧限制，並說明其計算方式。</text:span></text:p>
            <text:soft-page-break/>
            <text:p text:style-name="P733"><text:span text:style-name="T734">3.</text:span><text:span text:style-name="T735">以等濃度圖展示模擬範圍內各時段模擬結果（最大值</text:span><text:span text:style-name="T736">/</text:span><text:span text:style-name="T737">第八大值），每張圖須包含</text:span><text:span text:style-name="T738">UTM</text:span><text:span text:style-name="T739">座標、污染源位置及廠區範圍。</text:span></text:p>
            <text:p text:style-name="P740"><text:span text:style-name="T741">4.</text:span><text:span text:style-name="T742">檢附各時段模擬結果之輸出資料，至少包含</text:span><text:span text:style-name="T743">UTM</text:span><text:span text:style-name="T744">座標、模擬濃度、高程。</text:span></text:p>
          </table:table-cell>
          <table:table-cell table:style-name="TableCell745">
            <text:p text:style-name="P746">PSD-09</text:p>
            <text:p text:style-name="P747"/>
          </table:table-cell>
        </table:table-row>
        <table:table-row table:style-name="TableRow748">
          <table:table-cell table:style-name="TableCell749">
            <text:p text:style-name="P750">10.0</text:p>
          </table:table-cell>
          <table:table-cell table:style-name="TableCell751">
            <text:p text:style-name="P752">D</text:p>
          </table:table-cell>
          <table:table-cell table:style-name="TableCell753">
            <text:p text:style-name="內文"><text:span text:style-name="T754">模式輸入</text:span><text:span text:style-name="T755">/</text:span><text:span text:style-name="T756">輸出檔及相關電腦檔</text:span></text:p>
          </table:table-cell>
          <table:table-cell table:style-name="TableCell757">
            <text:p text:style-name="內文"><text:span text:style-name="T758">提報圖表</text:span></text:p>
          </table:table-cell>
        </table:table-row>
        <table:table-row table:style-name="TableRow759"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內文"><text:span text:style-name="T765">1.</text:span><text:span text:style-name="T766">是否提報模式輸入</text:span><text:span text:style-name="T767">/</text:span><text:span text:style-name="T768">輸出檔及相關電腦檔清單：</text:span></text:p>
            <text:p text:style-name="P769">□是<text:s text:c="2"/>□否</text:p>
            <text:p text:style-name="內文"><text:span text:style-name="T770">2.</text:span><text:span text:style-name="T771">是否檢附模式輸入</text:span><text:span text:style-name="T772">/</text:span><text:span text:style-name="T773">輸出檔及相關電腦檔：</text:span><text:span text:style-name="T774">□</text:span><text:span text:style-name="T775">是</text:span><text:span text:style-name="T776"><text:s text:c="2"/>□</text:span><text:span text:style-name="T777">否</text:span></text:p>
            <text:p text:style-name="P778"><text:span text:style-name="T779">檢附項目如下：</text:span></text:p>
            <text:p text:style-name="P780"><text:span text:style-name="T781">□</text:span><text:span text:style-name="T782">每一</text:span><text:span text:style-name="T783">ISCST3</text:span><text:span text:style-name="T784">執行所需之所有輸入檔及產生之輸出檔。</text:span></text:p>
            <text:p text:style-name="P785"><text:span text:style-name="T786">□ASCII</text:span><text:span text:style-name="T787">格式之氣象輸入資料檔。</text:span></text:p>
            <text:p text:style-name="P788"><text:span text:style-name="T789">□ASCII</text:span><text:span text:style-name="T790">格式之地形資料檔。</text:span></text:p>
            <text:p text:style-name="P791"><text:span text:style-name="T792">□</text:span><text:span text:style-name="T793">煙囪下洗程式輸入及輸出檔。說明：</text:span><text:span text:style-name="T794"><text:s text:c="19"/></text:span></text:p>
            <text:p text:style-name="P795"><text:span text:style-name="T796">□</text:span><text:span text:style-name="T797">其他相關電腦檔。說明：</text:span><text:span text:style-name="T798"><text:s text:c="29"/></text:span></text:p>
          </table:table-cell>
          <table:table-cell table:style-name="TableCell799">
            <text:p text:style-name="P800">PSD-01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2 1 6 1 0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TITLE-2" style:display-name="TITLE-2" style:family="paragraph" style:parent-style-name="內文">
      <style:paragraph-properties fo:text-align="justify" style:line-height-at-least="0.1666in" fo:margin-left="0.2777in" fo:text-indent="-0.1972in">
        <style:tab-stops/>
      </style:paragraph-properties>
      <style:text-properties style:font-name-asian="標楷體" style:letter-kerning="false" fo:font-size="14pt" style:font-size-asian="14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5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表格編號</dc:title>
    <meta:initial-creator>aquarex</meta:initial-creator>
    <dc:creator>Microsoft Office User</dc:creator>
    <meta:creation-date>2021-11-03T02:56:00Z</meta:creation-date>
    <dc:date>2021-11-03T02:56:00Z</dc:date>
    <meta:print-date>2004-07-09T06:33:00Z</meta:print-date>
    <meta:template xlink:href="Normal.dotm" xlink:type="simple"/>
    <meta:editing-cycles>2</meta:editing-cycles>
    <meta:editing-duration>PT120S</meta:editing-duration>
    <meta:document-statistic meta:page-count="5" meta:paragraph-count="6" meta:word-count="523" meta:character-count="3501" meta:row-count="24" meta:non-whitespace-character-count="2984"/>
  </office:meta>
</office:document-meta>
</file>